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4.514cm" svg:height="14.875cm" svg:x="24.598cm" svg:y="0cm">
            <draw:object draw:notify-on-update-of-ranges="test.B1:test.B1 test.B2:test.B199 test.C1:test.C1 test.C2:test.C199 test.D1:test.D1 test.D2:test.D1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table:number-columns-repeated="5"/>
        </table:table-row>
        <table:table-row table:style-name="ro1">
          <table:table-cell office:value-type="float" office:value="19.292407974516" calcext:value-type="float">
            <text:p>19.292407974516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7" calcext:value-type="float">
            <text:p>-77</text:p>
          </table:table-cell>
          <table:table-cell table:number-columns-repeated="5"/>
        </table:table-row>
        <table:table-row table:style-name="ro1">
          <table:table-cell office:value-type="float" office:value="20.1516854291137" calcext:value-type="float">
            <text:p>20.1516854291137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1" calcext:value-type="float">
            <text:p>-71</text:p>
          </table:table-cell>
          <table:table-cell table:number-columns-repeated="5"/>
        </table:table-row>
        <table:table-row table:style-name="ro1">
          <table:table-cell office:value-type="float" office:value="20.1715787743756" calcext:value-type="float">
            <text:p>20.1715787743756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table:number-columns-repeated="5"/>
        </table:table-row>
        <table:table-row table:style-name="ro1">
          <table:table-cell office:value-type="float" office:value="20.1571834981388" calcext:value-type="float">
            <text:p>20.1571834981388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75.5" calcext:value-type="float">
            <text:p>-75.5</text:p>
          </table:table-cell>
          <table:table-cell table:number-columns-repeated="5"/>
        </table:table-row>
        <table:table-row table:style-name="ro1">
          <table:table-cell office:value-type="float" office:value="20.0801999521287" calcext:value-type="float">
            <text:p>20.080199952128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5.75" calcext:value-type="float">
            <text:p>-75.75</text:p>
          </table:table-cell>
          <table:table-cell table:number-columns-repeated="5"/>
        </table:table-row>
        <table:table-row table:style-name="ro1">
          <table:table-cell office:value-type="float" office:value="20.0494744397258" calcext:value-type="float">
            <text:p>20.049474439725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375" calcext:value-type="float">
            <text:p>-70.375</text:p>
          </table:table-cell>
          <table:table-cell table:number-columns-repeated="5"/>
        </table:table-row>
        <table:table-row table:style-name="ro1">
          <table:table-cell office:value-type="float" office:value="20.0534467295053" calcext:value-type="float">
            <text:p>20.053446729505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3.1875" calcext:value-type="float">
            <text:p>-73.1875</text:p>
          </table:table-cell>
          <table:table-cell table:number-columns-repeated="5"/>
        </table:table-row>
        <table:table-row table:style-name="ro1">
          <table:table-cell office:value-type="float" office:value="19.9815903971483" calcext:value-type="float">
            <text:p>19.981590397148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59375" calcext:value-type="float">
            <text:p>-68.59375</text:p>
          </table:table-cell>
          <table:table-cell table:number-columns-repeated="5"/>
        </table:table-row>
        <table:table-row table:style-name="ro1">
          <table:table-cell office:value-type="float" office:value="20.0095821928552" calcext:value-type="float">
            <text:p>20.009582192855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2.296875" calcext:value-type="float">
            <text:p>-72.296875</text:p>
          </table:table-cell>
          <table:table-cell table:number-columns-repeated="5"/>
        </table:table-row>
        <table:table-row table:style-name="ro1">
          <table:table-cell office:value-type="float" office:value="20.0120910009405" calcext:value-type="float">
            <text:p>20.0120910009405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68.6484375" calcext:value-type="float">
            <text:p>-68.6484375</text:p>
          </table:table-cell>
          <table:table-cell table:number-columns-repeated="5"/>
        </table:table-row>
        <table:table-row table:style-name="ro1">
          <table:table-cell office:value-type="float" office:value="19.9819652835857" calcext:value-type="float">
            <text:p>19.9819652835857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67.82421875" calcext:value-type="float">
            <text:p>-67.82421875</text:p>
          </table:table-cell>
          <table:table-cell table:number-columns-repeated="5"/>
        </table:table-row>
        <table:table-row table:style-name="ro1">
          <table:table-cell office:value-type="float" office:value="19.9973798522915" calcext:value-type="float">
            <text:p>19.997379852291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65.412109375" calcext:value-type="float">
            <text:p>-65.412109375</text:p>
          </table:table-cell>
          <table:table-cell table:number-columns-repeated="5"/>
        </table:table-row>
        <table:table-row table:style-name="ro1">
          <table:table-cell office:value-type="float" office:value="19.9482942294878" calcext:value-type="float">
            <text:p>19.948294229487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.7060546875" calcext:value-type="float">
            <text:p>-70.7060546875</text:p>
          </table:table-cell>
          <table:table-cell table:number-columns-repeated="5"/>
        </table:table-row>
        <table:table-row table:style-name="ro1">
          <table:table-cell office:value-type="float" office:value="19.9420702452889" calcext:value-type="float">
            <text:p>19.9420702452889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2.85302734375" calcext:value-type="float">
            <text:p>-72.85302734375</text:p>
          </table:table-cell>
          <table:table-cell table:number-columns-repeated="5"/>
        </table:table-row>
        <table:table-row table:style-name="ro1">
          <table:table-cell office:value-type="float" office:value="19.8966846677925" calcext:value-type="float">
            <text:p>19.896684667792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7.926513671875" calcext:value-type="float">
            <text:p>-67.926513671875</text:p>
          </table:table-cell>
          <table:table-cell table:number-columns-repeated="5"/>
        </table:table-row>
        <table:table-row table:style-name="ro1">
          <table:table-cell office:value-type="float" office:value="19.8640185258821" calcext:value-type="float">
            <text:p>19.8640185258821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6.9632568359375" calcext:value-type="float">
            <text:p>-66.9632568359375</text:p>
          </table:table-cell>
          <table:table-cell table:number-columns-repeated="5"/>
        </table:table-row>
        <table:table-row table:style-name="ro1">
          <table:table-cell office:value-type="float" office:value="19.8646470526217" calcext:value-type="float">
            <text:p>19.8646470526217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64.4816284179688" calcext:value-type="float">
            <text:p>-64.4816284179688</text:p>
          </table:table-cell>
          <table:table-cell table:number-columns-repeated="5"/>
        </table:table-row>
        <table:table-row table:style-name="ro1">
          <table:table-cell office:value-type="float" office:value="19.823309521888" calcext:value-type="float">
            <text:p>19.823309521888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69.7408142089844" calcext:value-type="float">
            <text:p>-69.7408142089844</text:p>
          </table:table-cell>
          <table:table-cell table:number-columns-repeated="5"/>
        </table:table-row>
        <table:table-row table:style-name="ro1">
          <table:table-cell office:value-type="float" office:value="19.8927926837602" calcext:value-type="float">
            <text:p>19.892792683760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6.3704071044922" calcext:value-type="float">
            <text:p>-66.3704071044922</text:p>
          </table:table-cell>
          <table:table-cell table:number-columns-repeated="5"/>
        </table:table-row>
        <table:table-row table:style-name="ro1">
          <table:table-cell office:value-type="float" office:value="19.5026409014979" calcext:value-type="float">
            <text:p>19.5026409014979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71.1852035522461" calcext:value-type="float">
            <text:p>-71.1852035522461</text:p>
          </table:table-cell>
          <table:table-cell table:number-columns-repeated="5"/>
        </table:table-row>
        <table:table-row table:style-name="ro1">
          <table:table-cell office:value-type="float" office:value="19.52552134018" calcext:value-type="float">
            <text:p>19.52552134018</text:p>
          </table:table-cell>
          <table:table-cell office:value-type="float" office:value="-47" calcext:value-type="float">
            <text:p>-47</text:p>
          </table:table-cell>
          <table:table-cell office:value-type="float" office:value="-63" calcext:value-type="float">
            <text:p>-63</text:p>
          </table:table-cell>
          <table:table-cell office:value-type="float" office:value="-67.5926017761231" calcext:value-type="float">
            <text:p>-67.5926017761231</text:p>
          </table:table-cell>
          <table:table-cell table:number-columns-repeated="5"/>
        </table:table-row>
        <table:table-row table:style-name="ro1">
          <table:table-cell office:value-type="float" office:value="19.5255201135269" calcext:value-type="float">
            <text:p>19.525520113526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5.2963008880615" calcext:value-type="float">
            <text:p>-65.2963008880615</text:p>
          </table:table-cell>
          <table:table-cell table:number-columns-repeated="5"/>
        </table:table-row>
        <table:table-row table:style-name="ro1">
          <table:table-cell office:value-type="float" office:value="19.5501508407192" calcext:value-type="float">
            <text:p>19.550150840719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1481504440308" calcext:value-type="float">
            <text:p>-70.1481504440308</text:p>
          </table:table-cell>
          <table:table-cell table:number-columns-repeated="5"/>
        </table:table-row>
        <table:table-row table:style-name="ro1">
          <table:table-cell office:value-type="float" office:value="19.5499758270328" calcext:value-type="float">
            <text:p>19.5499758270328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3.0740752220154" calcext:value-type="float">
            <text:p>-73.0740752220154</text:p>
          </table:table-cell>
          <table:table-cell table:number-columns-repeated="5"/>
        </table:table-row>
        <table:table-row table:style-name="ro1">
          <table:table-cell office:value-type="float" office:value="19.5556319804207" calcext:value-type="float">
            <text:p>19.555631980420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370376110077" calcext:value-type="float">
            <text:p>-74.5370376110077</text:p>
          </table:table-cell>
          <table:table-cell table:number-columns-repeated="5"/>
        </table:table-row>
        <table:table-row table:style-name="ro1">
          <table:table-cell office:value-type="float" office:value="19.5599092589416" calcext:value-type="float">
            <text:p>19.5599092589416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.7685188055038" calcext:value-type="float">
            <text:p>-74.7685188055038</text:p>
          </table:table-cell>
          <table:table-cell table:number-columns-repeated="5"/>
        </table:table-row>
        <table:table-row table:style-name="ro1">
          <table:table-cell office:value-type="float" office:value="19.5587669678552" calcext:value-type="float">
            <text:p>19.558766967855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3842594027519" calcext:value-type="float">
            <text:p>-75.3842594027519</text:p>
          </table:table-cell>
          <table:table-cell table:number-columns-repeated="5"/>
        </table:table-row>
        <table:table-row table:style-name="ro1">
          <table:table-cell office:value-type="float" office:value="19.5823359651369" calcext:value-type="float">
            <text:p>19.5823359651369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75.192129701376" calcext:value-type="float">
            <text:p>-75.192129701376</text:p>
          </table:table-cell>
          <table:table-cell table:number-columns-repeated="5"/>
        </table:table-row>
        <table:table-row table:style-name="ro1">
          <table:table-cell office:value-type="float" office:value="19.8875166592821" calcext:value-type="float">
            <text:p>19.887516659282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96064850688" calcext:value-type="float">
            <text:p>-75.096064850688</text:p>
          </table:table-cell>
          <table:table-cell table:number-columns-repeated="5"/>
        </table:table-row>
        <table:table-row table:style-name="ro1">
          <table:table-cell office:value-type="float" office:value="19.9129474823421" calcext:value-type="float">
            <text:p>19.9129474823421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75.048032425344" calcext:value-type="float">
            <text:p>-75.048032425344</text:p>
          </table:table-cell>
          <table:table-cell table:number-columns-repeated="5"/>
        </table:table-row>
        <table:table-row table:style-name="ro1">
          <table:table-cell office:value-type="float" office:value="19.8425558473516" calcext:value-type="float">
            <text:p>19.8425558473516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69.524016212672" calcext:value-type="float">
            <text:p>-69.524016212672</text:p>
          </table:table-cell>
          <table:table-cell table:number-columns-repeated="5"/>
        </table:table-row>
        <table:table-row table:style-name="ro1">
          <table:table-cell office:value-type="float" office:value="19.8386044871141" calcext:value-type="float">
            <text:p>19.838604487114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2.262008106336" calcext:value-type="float">
            <text:p>-72.262008106336</text:p>
          </table:table-cell>
          <table:table-cell table:number-columns-repeated="5"/>
        </table:table-row>
        <table:table-row table:style-name="ro1">
          <table:table-cell office:value-type="float" office:value="19.8066655190513" calcext:value-type="float">
            <text:p>19.8066655190513</text:p>
          </table:table-cell>
          <table:table-cell office:value-type="float" office:value="-76" calcext:value-type="float">
            <text:p>-76</text:p>
          </table:table-cell>
          <table:table-cell office:value-type="float" office:value="-63" calcext:value-type="float">
            <text:p>-63</text:p>
          </table:table-cell>
          <table:table-cell office:value-type="float" office:value="-68.131004053168" calcext:value-type="float">
            <text:p>-68.131004053168</text:p>
          </table:table-cell>
          <table:table-cell table:number-columns-repeated="5"/>
        </table:table-row>
        <table:table-row table:style-name="ro1">
          <table:table-cell office:value-type="float" office:value="19.7878551692604" calcext:value-type="float">
            <text:p>19.787855169260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5.565502026584" calcext:value-type="float">
            <text:p>-65.565502026584</text:p>
          </table:table-cell>
          <table:table-cell table:number-columns-repeated="5"/>
        </table:table-row>
        <table:table-row table:style-name="ro1">
          <table:table-cell office:value-type="float" office:value="19.7537164141629" calcext:value-type="float">
            <text:p>19.753716414162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0.782751013292" calcext:value-type="float">
            <text:p>-70.782751013292</text:p>
          </table:table-cell>
          <table:table-cell table:number-columns-repeated="5"/>
        </table:table-row>
        <table:table-row table:style-name="ro1">
          <table:table-cell office:value-type="float" office:value="19.7208652131356" calcext:value-type="float">
            <text:p>19.7208652131356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3.391375506646" calcext:value-type="float">
            <text:p>-73.391375506646</text:p>
          </table:table-cell>
          <table:table-cell table:number-columns-repeated="5"/>
        </table:table-row>
        <table:table-row table:style-name="ro1">
          <table:table-cell office:value-type="float" office:value="19.7347750703105" calcext:value-type="float">
            <text:p>19.7347750703105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74.695687753323" calcext:value-type="float">
            <text:p>-74.695687753323</text:p>
          </table:table-cell>
          <table:table-cell table:number-columns-repeated="5"/>
        </table:table-row>
        <table:table-row table:style-name="ro1">
          <table:table-cell office:value-type="float" office:value="19.7106067713671" calcext:value-type="float">
            <text:p>19.710606771367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3478438766615" calcext:value-type="float">
            <text:p>-75.3478438766615</text:p>
          </table:table-cell>
          <table:table-cell table:number-columns-repeated="5"/>
        </table:table-row>
        <table:table-row table:style-name="ro1">
          <table:table-cell office:value-type="float" office:value="19.7522089358541" calcext:value-type="float">
            <text:p>19.7522089358541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75.6739219383308" calcext:value-type="float">
            <text:p>-75.6739219383308</text:p>
          </table:table-cell>
          <table:table-cell table:number-columns-repeated="5"/>
        </table:table-row>
        <table:table-row table:style-name="ro1">
          <table:table-cell office:value-type="float" office:value="19.5101748182636" calcext:value-type="float">
            <text:p>19.510174818263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9.8369609691654" calcext:value-type="float">
            <text:p>-69.8369609691654</text:p>
          </table:table-cell>
          <table:table-cell table:number-columns-repeated="5"/>
        </table:table-row>
        <table:table-row table:style-name="ro1">
          <table:table-cell office:value-type="float" office:value="19.5329499311167" calcext:value-type="float">
            <text:p>19.5329499311167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72.4184804845827" calcext:value-type="float">
            <text:p>-72.4184804845827</text:p>
          </table:table-cell>
          <table:table-cell table:number-columns-repeated="5"/>
        </table:table-row>
        <table:table-row table:style-name="ro1">
          <table:table-cell office:value-type="float" office:value="19.5375375623982" calcext:value-type="float">
            <text:p>19.537537562398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7.2092402422913" calcext:value-type="float">
            <text:p>-67.2092402422913</text:p>
          </table:table-cell>
          <table:table-cell table:number-columns-repeated="5"/>
        </table:table-row>
        <table:table-row table:style-name="ro1">
          <table:table-cell office:value-type="float" office:value="19.5488055016452" calcext:value-type="float">
            <text:p>19.5488055016452</text:p>
          </table:table-cell>
          <table:table-cell office:value-type="float" office:value="-76" calcext:value-type="float">
            <text:p>-76</text:p>
          </table:table-cell>
          <table:table-cell office:value-type="float" office:value="-64" calcext:value-type="float">
            <text:p>-64</text:p>
          </table:table-cell>
          <table:table-cell office:value-type="float" office:value="-71.1046201211457" calcext:value-type="float">
            <text:p>-71.1046201211457</text:p>
          </table:table-cell>
          <table:table-cell table:number-columns-repeated="5"/>
        </table:table-row>
        <table:table-row table:style-name="ro1">
          <table:table-cell office:value-type="float" office:value="19.7831863824657" calcext:value-type="float">
            <text:p>19.7831863824657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7.5523100605728" calcext:value-type="float">
            <text:p>-67.5523100605728</text:p>
          </table:table-cell>
          <table:table-cell table:number-columns-repeated="5"/>
        </table:table-row>
        <table:table-row table:style-name="ro1">
          <table:table-cell office:value-type="float" office:value="19.7587273264322" calcext:value-type="float">
            <text:p>19.7587273264322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4.7761550302864" calcext:value-type="float">
            <text:p>-64.7761550302864</text:p>
          </table:table-cell>
          <table:table-cell table:number-columns-repeated="5"/>
        </table:table-row>
        <table:table-row table:style-name="ro1">
          <table:table-cell office:value-type="float" office:value="19.7400313325094" calcext:value-type="float">
            <text:p>19.7400313325094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69.8880775151432" calcext:value-type="float">
            <text:p>-69.8880775151432</text:p>
          </table:table-cell>
          <table:table-cell table:number-columns-repeated="5"/>
        </table:table-row>
        <table:table-row table:style-name="ro1">
          <table:table-cell office:value-type="float" office:value="19.733599477313" calcext:value-type="float">
            <text:p>19.73359947731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2.9440387575716" calcext:value-type="float">
            <text:p>-72.9440387575716</text:p>
          </table:table-cell>
          <table:table-cell table:number-columns-repeated="5"/>
        </table:table-row>
        <table:table-row table:style-name="ro1">
          <table:table-cell office:value-type="float" office:value="19.7449193310615" calcext:value-type="float">
            <text:p>19.7449193310615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3.9720193787858" calcext:value-type="float">
            <text:p>-73.9720193787858</text:p>
          </table:table-cell>
          <table:table-cell table:number-columns-repeated="5"/>
        </table:table-row>
        <table:table-row table:style-name="ro1">
          <table:table-cell office:value-type="float" office:value="19.7284908495338" calcext:value-type="float">
            <text:p>19.7284908495338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3.4860096893929" calcext:value-type="float">
            <text:p>-73.4860096893929</text:p>
          </table:table-cell>
          <table:table-cell table:number-columns-repeated="5"/>
        </table:table-row>
        <table:table-row table:style-name="ro1">
          <table:table-cell office:value-type="float" office:value="19.7306439946007" calcext:value-type="float">
            <text:p>19.730643994600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.2430048446965" calcext:value-type="float">
            <text:p>-74.2430048446965</text:p>
          </table:table-cell>
          <table:table-cell table:number-columns-repeated="5"/>
        </table:table-row>
        <table:table-row table:style-name="ro1">
          <table:table-cell office:value-type="float" office:value="19.7265942178585" calcext:value-type="float">
            <text:p>19.7265942178585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75.1215024223482" calcext:value-type="float">
            <text:p>-75.1215024223482</text:p>
          </table:table-cell>
          <table:table-cell table:number-columns-repeated="5"/>
        </table:table-row>
        <table:table-row table:style-name="ro1">
          <table:table-cell office:value-type="float" office:value="19.7228035552157" calcext:value-type="float">
            <text:p>19.722803555215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75.5607512111741" calcext:value-type="float">
            <text:p>-75.5607512111741</text:p>
          </table:table-cell>
          <table:table-cell table:number-columns-repeated="5"/>
        </table:table-row>
        <table:table-row table:style-name="ro1">
          <table:table-cell office:value-type="float" office:value="19.7229543007461" calcext:value-type="float">
            <text:p>19.7229543007461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69.7803756055871" calcext:value-type="float">
            <text:p>-69.7803756055871</text:p>
          </table:table-cell>
          <table:table-cell table:number-columns-repeated="5"/>
        </table:table-row>
        <table:table-row table:style-name="ro1">
          <table:table-cell office:value-type="float" office:value="19.7368917680783" calcext:value-type="float">
            <text:p>19.736891768078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5.3901878027935" calcext:value-type="float">
            <text:p>-65.3901878027935</text:p>
          </table:table-cell>
          <table:table-cell table:number-columns-repeated="5"/>
        </table:table-row>
        <table:table-row table:style-name="ro1">
          <table:table-cell office:value-type="float" office:value="19.7355870280354" calcext:value-type="float">
            <text:p>19.735587028035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0.1950939013968" calcext:value-type="float">
            <text:p>-70.1950939013968</text:p>
          </table:table-cell>
          <table:table-cell table:number-columns-repeated="5"/>
        </table:table-row>
        <table:table-row table:style-name="ro1">
          <table:table-cell office:value-type="float" office:value="19.7287393782921" calcext:value-type="float">
            <text:p>19.728739378292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5975469506984" calcext:value-type="float">
            <text:p>-72.5975469506984</text:p>
          </table:table-cell>
          <table:table-cell table:number-columns-repeated="5"/>
        </table:table-row>
        <table:table-row table:style-name="ro1">
          <table:table-cell office:value-type="float" office:value="19.7080942794588" calcext:value-type="float">
            <text:p>19.7080942794588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3.7987734753492" calcext:value-type="float">
            <text:p>-73.7987734753492</text:p>
          </table:table-cell>
          <table:table-cell table:number-columns-repeated="5"/>
        </table:table-row>
        <table:table-row table:style-name="ro1">
          <table:table-cell office:value-type="float" office:value="19.7108695268199" calcext:value-type="float">
            <text:p>19.710869526819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8993867376746" calcext:value-type="float">
            <text:p>-74.8993867376746</text:p>
          </table:table-cell>
          <table:table-cell table:number-columns-repeated="5"/>
        </table:table-row>
        <table:table-row table:style-name="ro1">
          <table:table-cell office:value-type="float" office:value="19.7197758175141" calcext:value-type="float">
            <text:p>19.7197758175141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4.9496933688373" calcext:value-type="float">
            <text:p>-74.9496933688373</text:p>
          </table:table-cell>
          <table:table-cell table:number-columns-repeated="5"/>
        </table:table-row>
        <table:table-row table:style-name="ro1">
          <table:table-cell office:value-type="float" office:value="19.7297642832697" calcext:value-type="float">
            <text:p>19.729764283269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8.9748466844187" calcext:value-type="float">
            <text:p>-68.9748466844187</text:p>
          </table:table-cell>
          <table:table-cell table:number-columns-repeated="5"/>
        </table:table-row>
        <table:table-row table:style-name="ro1">
          <table:table-cell office:value-type="float" office:value="19.6987499506474" calcext:value-type="float">
            <text:p>19.6987499506474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1.9874233422093" calcext:value-type="float">
            <text:p>-71.9874233422093</text:p>
          </table:table-cell>
          <table:table-cell table:number-columns-repeated="5"/>
        </table:table-row>
        <table:table-row table:style-name="ro1">
          <table:table-cell office:value-type="float" office:value="19.7201219783808" calcext:value-type="float">
            <text:p>19.720121978380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4937116711047" calcext:value-type="float">
            <text:p>-73.4937116711047</text:p>
          </table:table-cell>
          <table:table-cell table:number-columns-repeated="5"/>
        </table:table-row>
        <table:table-row table:style-name="ro1">
          <table:table-cell office:value-type="float" office:value="19.7013067049448" calcext:value-type="float">
            <text:p>19.7013067049448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74.2468558355523" calcext:value-type="float">
            <text:p>-74.2468558355523</text:p>
          </table:table-cell>
          <table:table-cell table:number-columns-repeated="5"/>
        </table:table-row>
        <table:table-row table:style-name="ro1">
          <table:table-cell office:value-type="float" office:value="19.7124345912904" calcext:value-type="float">
            <text:p>19.712434591290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6234279177762" calcext:value-type="float">
            <text:p>-68.6234279177762</text:p>
          </table:table-cell>
          <table:table-cell table:number-columns-repeated="5"/>
        </table:table-row>
        <table:table-row table:style-name="ro1">
          <table:table-cell office:value-type="float" office:value="19.6832072411921" calcext:value-type="float">
            <text:p>19.683207241192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72.3117139588881" calcext:value-type="float">
            <text:p>-72.3117139588881</text:p>
          </table:table-cell>
          <table:table-cell table:number-columns-repeated="5"/>
        </table:table-row>
        <table:table-row table:style-name="ro1">
          <table:table-cell office:value-type="float" office:value="19.6794664725157" calcext:value-type="float">
            <text:p>19.679466472515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9.155856979444" calcext:value-type="float">
            <text:p>-69.155856979444</text:p>
          </table:table-cell>
          <table:table-cell table:number-columns-repeated="5"/>
        </table:table-row>
        <table:table-row table:style-name="ro1">
          <table:table-cell office:value-type="float" office:value="19.6499498146931" calcext:value-type="float">
            <text:p>19.649949814693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2.577928489722" calcext:value-type="float">
            <text:p>-72.577928489722</text:p>
          </table:table-cell>
          <table:table-cell table:number-columns-repeated="5"/>
        </table:table-row>
        <table:table-row table:style-name="ro1">
          <table:table-cell office:value-type="float" office:value="19.6475123020813" calcext:value-type="float">
            <text:p>19.647512302081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.288964244861" calcext:value-type="float">
            <text:p>-74.288964244861</text:p>
          </table:table-cell>
          <table:table-cell table:number-columns-repeated="5"/>
        </table:table-row>
        <table:table-row table:style-name="ro1">
          <table:table-cell office:value-type="float" office:value="19.6297029839484" calcext:value-type="float">
            <text:p>19.629702983948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5.1444821224305" calcext:value-type="float">
            <text:p>-75.1444821224305</text:p>
          </table:table-cell>
          <table:table-cell table:number-columns-repeated="5"/>
        </table:table-row>
        <table:table-row table:style-name="ro1">
          <table:table-cell office:value-type="float" office:value="19.6299858191824" calcext:value-type="float">
            <text:p>19.629985819182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9.0722410612153" calcext:value-type="float">
            <text:p>-69.0722410612153</text:p>
          </table:table-cell>
          <table:table-cell table:number-columns-repeated="5"/>
        </table:table-row>
        <table:table-row table:style-name="ro1">
          <table:table-cell office:value-type="float" office:value="19.6681618760944" calcext:value-type="float">
            <text:p>19.6681618760944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2.5361205306076" calcext:value-type="float">
            <text:p>-72.5361205306076</text:p>
          </table:table-cell>
          <table:table-cell table:number-columns-repeated="5"/>
        </table:table-row>
        <table:table-row table:style-name="ro1">
          <table:table-cell office:value-type="float" office:value="19.6594894153265" calcext:value-type="float">
            <text:p>19.6594894153265</text:p>
          </table:table-cell>
          <table:table-cell office:value-type="float" office:value="-75" calcext:value-type="float">
            <text:p>-75</text:p>
          </table:table-cell>
          <table:table-cell office:value-type="float" office:value="-61" calcext:value-type="float">
            <text:p>-61</text:p>
          </table:table-cell>
          <table:table-cell office:value-type="float" office:value="-73.7680602653038" calcext:value-type="float">
            <text:p>-73.7680602653038</text:p>
          </table:table-cell>
          <table:table-cell table:number-columns-repeated="5"/>
        </table:table-row>
        <table:table-row table:style-name="ro1">
          <table:table-cell office:value-type="float" office:value="19.6613511078746" calcext:value-type="float">
            <text:p>19.661351107874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7.3840301326519" calcext:value-type="float">
            <text:p>-67.3840301326519</text:p>
          </table:table-cell>
          <table:table-cell table:number-columns-repeated="5"/>
        </table:table-row>
        <table:table-row table:style-name="ro1">
          <table:table-cell office:value-type="float" office:value="19.6592335312553" calcext:value-type="float">
            <text:p>19.659233531255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1.192015066326" calcext:value-type="float">
            <text:p>-71.192015066326</text:p>
          </table:table-cell>
          <table:table-cell table:number-columns-repeated="5"/>
        </table:table-row>
        <table:table-row table:style-name="ro1">
          <table:table-cell office:value-type="float" office:value="19.6548761136916" calcext:value-type="float">
            <text:p>19.654876113691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.096007533163" calcext:value-type="float">
            <text:p>-73.096007533163</text:p>
          </table:table-cell>
          <table:table-cell table:number-columns-repeated="5"/>
        </table:table-row>
        <table:table-row table:style-name="ro1">
          <table:table-cell office:value-type="float" office:value="19.6584485130919" calcext:value-type="float">
            <text:p>19.658448513091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0480037665815" calcext:value-type="float">
            <text:p>-74.0480037665815</text:p>
          </table:table-cell>
          <table:table-cell table:number-columns-repeated="5"/>
        </table:table-row>
        <table:table-row table:style-name="ro1">
          <table:table-cell office:value-type="float" office:value="19.6399350283996" calcext:value-type="float">
            <text:p>19.6399350283996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5240018832907" calcext:value-type="float">
            <text:p>-74.5240018832907</text:p>
          </table:table-cell>
          <table:table-cell table:number-columns-repeated="5"/>
        </table:table-row>
        <table:table-row table:style-name="ro1">
          <table:table-cell office:value-type="float" office:value="19.6304501019187" calcext:value-type="float">
            <text:p>19.630450101918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3.7620009416454" calcext:value-type="float">
            <text:p>-73.7620009416454</text:p>
          </table:table-cell>
          <table:table-cell table:number-columns-repeated="5"/>
        </table:table-row>
        <table:table-row table:style-name="ro1">
          <table:table-cell office:value-type="float" office:value="19.6138732598461" calcext:value-type="float">
            <text:p>19.6138732598461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8810004708227" calcext:value-type="float">
            <text:p>-68.8810004708227</text:p>
          </table:table-cell>
          <table:table-cell table:number-columns-repeated="5"/>
        </table:table-row>
        <table:table-row table:style-name="ro1">
          <table:table-cell office:value-type="float" office:value="19.6058181615416" calcext:value-type="float">
            <text:p>19.6058181615416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4405002354114" calcext:value-type="float">
            <text:p>-72.4405002354114</text:p>
          </table:table-cell>
          <table:table-cell table:number-columns-repeated="5"/>
        </table:table-row>
        <table:table-row table:style-name="ro1">
          <table:table-cell office:value-type="float" office:value="19.6273950437693" calcext:value-type="float">
            <text:p>19.6273950437693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3.7202501177057" calcext:value-type="float">
            <text:p>-73.7202501177057</text:p>
          </table:table-cell>
          <table:table-cell table:number-columns-repeated="5"/>
        </table:table-row>
        <table:table-row table:style-name="ro1">
          <table:table-cell office:value-type="float" office:value="19.6400769566056" calcext:value-type="float">
            <text:p>19.6400769566056</text:p>
          </table:table-cell>
          <table:table-cell office:value-type="float" office:value="-61" calcext:value-type="float">
            <text:p>-61</text:p>
          </table:table-cell>
          <table:table-cell office:value-type="float" office:value="-72" calcext:value-type="float">
            <text:p>-72</text:p>
          </table:table-cell>
          <table:table-cell office:value-type="float" office:value="-68.8601250588529" calcext:value-type="float">
            <text:p>-68.8601250588529</text:p>
          </table:table-cell>
          <table:table-cell table:number-columns-repeated="5"/>
        </table:table-row>
        <table:table-row table:style-name="ro1">
          <table:table-cell office:value-type="float" office:value="19.6681636262381" calcext:value-type="float">
            <text:p>19.668163626238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.4300625294264" calcext:value-type="float">
            <text:p>-70.4300625294264</text:p>
          </table:table-cell>
          <table:table-cell table:number-columns-repeated="5"/>
        </table:table-row>
        <table:table-row table:style-name="ro1">
          <table:table-cell office:value-type="float" office:value="19.6421264170359" calcext:value-type="float">
            <text:p>19.642126417035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7150312647132" calcext:value-type="float">
            <text:p>-72.7150312647132</text:p>
          </table:table-cell>
          <table:table-cell table:number-columns-repeated="5"/>
        </table:table-row>
        <table:table-row table:style-name="ro1">
          <table:table-cell office:value-type="float" office:value="19.6172509798538" calcext:value-type="float">
            <text:p>19.6172509798538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3.8575156323566" calcext:value-type="float">
            <text:p>-73.8575156323566</text:p>
          </table:table-cell>
          <table:table-cell table:number-columns-repeated="5"/>
        </table:table-row>
        <table:table-row table:style-name="ro1">
          <table:table-cell office:value-type="float" office:value="19.6516175490101" calcext:value-type="float">
            <text:p>19.651617549010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4287578161783" calcext:value-type="float">
            <text:p>-74.4287578161783</text:p>
          </table:table-cell>
          <table:table-cell table:number-columns-repeated="5"/>
        </table:table-row>
        <table:table-row table:style-name="ro1">
          <table:table-cell office:value-type="float" office:value="19.6482003628595" calcext:value-type="float">
            <text:p>19.648200362859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143789080891" calcext:value-type="float">
            <text:p>-74.7143789080891</text:p>
          </table:table-cell>
          <table:table-cell table:number-columns-repeated="5"/>
        </table:table-row>
        <table:table-row table:style-name="ro1">
          <table:table-cell office:value-type="float" office:value="19.6905975220835" calcext:value-type="float">
            <text:p>19.690597522083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571894540446" calcext:value-type="float">
            <text:p>-74.8571894540446</text:p>
          </table:table-cell>
          <table:table-cell table:number-columns-repeated="5"/>
        </table:table-row>
        <table:table-row table:style-name="ro1">
          <table:table-cell office:value-type="float" office:value="19.6985920332943" calcext:value-type="float">
            <text:p>19.698592033294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4.9285947270223" calcext:value-type="float">
            <text:p>-74.9285947270223</text:p>
          </table:table-cell>
          <table:table-cell table:number-columns-repeated="5"/>
        </table:table-row>
        <table:table-row table:style-name="ro1">
          <table:table-cell office:value-type="float" office:value="19.6773265380394" calcext:value-type="float">
            <text:p>19.6773265380394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9642973635111" calcext:value-type="float">
            <text:p>-68.9642973635111</text:p>
          </table:table-cell>
          <table:table-cell table:number-columns-repeated="5"/>
        </table:table-row>
        <table:table-row table:style-name="ro1">
          <table:table-cell office:value-type="float" office:value="19.6787396610705" calcext:value-type="float">
            <text:p>19.6787396610705</text:p>
          </table:table-cell>
          <table:table-cell office:value-type="float" office:value="-76" calcext:value-type="float">
            <text:p>-76</text:p>
          </table:table-cell>
          <table:table-cell office:value-type="float" office:value="-62" calcext:value-type="float">
            <text:p>-62</text:p>
          </table:table-cell>
          <table:table-cell office:value-type="float" office:value="-72.4821486817556" calcext:value-type="float">
            <text:p>-72.4821486817556</text:p>
          </table:table-cell>
          <table:table-cell table:number-columns-repeated="5"/>
        </table:table-row>
        <table:table-row table:style-name="ro1">
          <table:table-cell office:value-type="float" office:value="19.6656619369148" calcext:value-type="float">
            <text:p>19.6656619369148</text:p>
          </table:table-cell>
          <table:table-cell office:value-type="float" office:value="-64" calcext:value-type="float">
            <text:p>-64</text:p>
          </table:table-cell>
          <table:table-cell office:value-type="float" office:value="-75" calcext:value-type="float">
            <text:p>-75</text:p>
          </table:table-cell>
          <table:table-cell office:value-type="float" office:value="-67.2410743408778" calcext:value-type="float">
            <text:p>-67.2410743408778</text:p>
          </table:table-cell>
          <table:table-cell table:number-columns-repeated="5"/>
        </table:table-row>
        <table:table-row table:style-name="ro1">
          <table:table-cell office:value-type="float" office:value="19.6506781861774" calcext:value-type="float">
            <text:p>19.6506781861774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1.1205371704389" calcext:value-type="float">
            <text:p>-71.1205371704389</text:p>
          </table:table-cell>
          <table:table-cell table:number-columns-repeated="5"/>
        </table:table-row>
        <table:table-row table:style-name="ro1">
          <table:table-cell office:value-type="float" office:value="19.6855647435361" calcext:value-type="float">
            <text:p>19.685564743536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7.5602685852194" calcext:value-type="float">
            <text:p>-67.5602685852194</text:p>
          </table:table-cell>
          <table:table-cell table:number-columns-repeated="5"/>
        </table:table-row>
        <table:table-row table:style-name="ro1">
          <table:table-cell office:value-type="float" office:value="19.7003818416715" calcext:value-type="float">
            <text:p>19.7003818416715</text:p>
          </table:table-cell>
          <table:table-cell office:value-type="float" office:value="-62" calcext:value-type="float">
            <text:p>-62</text:p>
          </table:table-cell>
          <table:table-cell office:value-type="float" office:value="-76" calcext:value-type="float">
            <text:p>-76</text:p>
          </table:table-cell>
          <table:table-cell office:value-type="float" office:value="-71.2801342926097" calcext:value-type="float">
            <text:p>-71.2801342926097</text:p>
          </table:table-cell>
          <table:table-cell table:number-columns-repeated="5"/>
        </table:table-row>
        <table:table-row table:style-name="ro1">
          <table:table-cell office:value-type="float" office:value="19.688664751184" calcext:value-type="float">
            <text:p>19.688664751184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.6400671463049" calcext:value-type="float">
            <text:p>-73.6400671463049</text:p>
          </table:table-cell>
          <table:table-cell table:number-columns-repeated="5"/>
        </table:table-row>
        <table:table-row table:style-name="ro1">
          <table:table-cell office:value-type="float" office:value="19.6799277807818" calcext:value-type="float">
            <text:p>19.6799277807818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4.3200335731524" calcext:value-type="float">
            <text:p>-74.3200335731524</text:p>
          </table:table-cell>
          <table:table-cell table:number-columns-repeated="5"/>
        </table:table-row>
        <table:table-row table:style-name="ro1">
          <table:table-cell office:value-type="float" office:value="19.6611353173592" calcext:value-type="float">
            <text:p>19.661135317359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6600167865762" calcext:value-type="float">
            <text:p>-74.6600167865762</text:p>
          </table:table-cell>
          <table:table-cell table:number-columns-repeated="5"/>
        </table:table-row>
        <table:table-row table:style-name="ro1">
          <table:table-cell office:value-type="float" office:value="19.5141038370984" calcext:value-type="float">
            <text:p>19.514103837098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300083932881" calcext:value-type="float">
            <text:p>-74.8300083932881</text:p>
          </table:table-cell>
          <table:table-cell table:number-columns-repeated="5"/>
        </table:table-row>
        <table:table-row table:style-name="ro1">
          <table:table-cell office:value-type="float" office:value="19.6028562557191" calcext:value-type="float">
            <text:p>19.602856255719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9150041966441" calcext:value-type="float">
            <text:p>-74.9150041966441</text:p>
          </table:table-cell>
          <table:table-cell table:number-columns-repeated="5"/>
        </table:table-row>
        <table:table-row table:style-name="ro1">
          <table:table-cell office:value-type="float" office:value="19.5936859678416" calcext:value-type="float">
            <text:p>19.593685967841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957502098322" calcext:value-type="float">
            <text:p>-74.957502098322</text:p>
          </table:table-cell>
          <table:table-cell table:number-columns-repeated="5"/>
        </table:table-row>
        <table:table-row table:style-name="ro1">
          <table:table-cell office:value-type="float" office:value="19.5940130538307" calcext:value-type="float">
            <text:p>19.5940130538307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74.978751049161" calcext:value-type="float">
            <text:p>-74.978751049161</text:p>
          </table:table-cell>
          <table:table-cell table:number-columns-repeated="5"/>
        </table:table-row>
        <table:table-row table:style-name="ro1">
          <table:table-cell office:value-type="float" office:value="19.6039782476073" calcext:value-type="float">
            <text:p>19.603978247607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4893755245805" calcext:value-type="float">
            <text:p>-68.4893755245805</text:p>
          </table:table-cell>
          <table:table-cell table:number-columns-repeated="5"/>
        </table:table-row>
        <table:table-row table:style-name="ro1">
          <table:table-cell office:value-type="float" office:value="19.5973381812218" calcext:value-type="float">
            <text:p>19.5973381812218</text:p>
          </table:table-cell>
          <table:table-cell office:value-type="float" office:value="-63" calcext:value-type="float">
            <text:p>-63</text:p>
          </table:table-cell>
          <table:table-cell office:value-type="float" office:value="-76" calcext:value-type="float">
            <text:p>-76</text:p>
          </table:table-cell>
          <table:table-cell office:value-type="float" office:value="-72.2446877622903" calcext:value-type="float">
            <text:p>-72.2446877622903</text:p>
          </table:table-cell>
          <table:table-cell table:number-columns-repeated="5"/>
        </table:table-row>
        <table:table-row table:style-name="ro1">
          <table:table-cell office:value-type="float" office:value="19.6024570690135" calcext:value-type="float">
            <text:p>19.602457069013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4.1223438811451" calcext:value-type="float">
            <text:p>-74.1223438811451</text:p>
          </table:table-cell>
          <table:table-cell table:number-columns-repeated="5"/>
        </table:table-row>
        <table:table-row table:style-name="ro1">
          <table:table-cell office:value-type="float" office:value="19.6115704190023" calcext:value-type="float">
            <text:p>19.611570419002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5.0611719405726" calcext:value-type="float">
            <text:p>-75.0611719405726</text:p>
          </table:table-cell>
          <table:table-cell table:number-columns-repeated="5"/>
        </table:table-row>
        <table:table-row table:style-name="ro1">
          <table:table-cell office:value-type="float" office:value="19.6251826887505" calcext:value-type="float">
            <text:p>19.6251826887505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69.0305859702863" calcext:value-type="float">
            <text:p>-69.0305859702863</text:p>
          </table:table-cell>
          <table:table-cell table:number-columns-repeated="5"/>
        </table:table-row>
        <table:table-row table:style-name="ro1">
          <table:table-cell office:value-type="float" office:value="19.6084795484029" calcext:value-type="float">
            <text:p>19.608479548402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5152929851431" calcext:value-type="float">
            <text:p>-72.5152929851431</text:p>
          </table:table-cell>
          <table:table-cell table:number-columns-repeated="5"/>
        </table:table-row>
        <table:table-row table:style-name="ro1">
          <table:table-cell office:value-type="float" office:value="19.6262262103496" calcext:value-type="float">
            <text:p>19.6262262103496</text:p>
          </table:table-cell>
          <table:table-cell office:value-type="float" office:value="-66" calcext:value-type="float">
            <text:p>-66</text:p>
          </table:table-cell>
          <table:table-cell office:value-type="float" office:value="-63" calcext:value-type="float">
            <text:p>-63</text:p>
          </table:table-cell>
          <table:table-cell office:value-type="float" office:value="-73.7576464925716" calcext:value-type="float">
            <text:p>-73.7576464925716</text:p>
          </table:table-cell>
          <table:table-cell table:number-columns-repeated="5"/>
        </table:table-row>
        <table:table-row table:style-name="ro1">
          <table:table-cell office:value-type="float" office:value="19.5812240134012" calcext:value-type="float">
            <text:p>19.5812240134012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68.3788232462858" calcext:value-type="float">
            <text:p>-68.3788232462858</text:p>
          </table:table-cell>
          <table:table-cell table:number-columns-repeated="5"/>
        </table:table-row>
        <table:table-row table:style-name="ro1">
          <table:table-cell office:value-type="float" office:value="19.5747202567996" calcext:value-type="float">
            <text:p>19.574720256799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1.6894116231429" calcext:value-type="float">
            <text:p>-71.6894116231429</text:p>
          </table:table-cell>
          <table:table-cell table:number-columns-repeated="5"/>
        </table:table-row>
        <table:table-row table:style-name="ro1">
          <table:table-cell office:value-type="float" office:value="19.5686237906949" calcext:value-type="float">
            <text:p>19.5686237906949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73.8447058115714" calcext:value-type="float">
            <text:p>-73.8447058115714</text:p>
          </table:table-cell>
          <table:table-cell table:number-columns-repeated="5"/>
        </table:table-row>
        <table:table-row table:style-name="ro1">
          <table:table-cell office:value-type="float" office:value="19.5718989223869" calcext:value-type="float">
            <text:p>19.5718989223869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.9223529057857" calcext:value-type="float">
            <text:p>-74.9223529057857</text:p>
          </table:table-cell>
          <table:table-cell table:number-columns-repeated="5"/>
        </table:table-row>
        <table:table-row table:style-name="ro1">
          <table:table-cell office:value-type="float" office:value="19.5674465015301" calcext:value-type="float">
            <text:p>19.567446501530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4611764528929" calcext:value-type="float">
            <text:p>-75.4611764528929</text:p>
          </table:table-cell>
          <table:table-cell table:number-columns-repeated="5"/>
        </table:table-row>
        <table:table-row table:style-name="ro1">
          <table:table-cell office:value-type="float" office:value="19.5502092653487" calcext:value-type="float">
            <text:p>19.5502092653487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75.2305882264464" calcext:value-type="float">
            <text:p>-75.2305882264464</text:p>
          </table:table-cell>
          <table:table-cell table:number-columns-repeated="5"/>
        </table:table-row>
        <table:table-row table:style-name="ro1">
          <table:table-cell office:value-type="float" office:value="19.5493033697341" calcext:value-type="float">
            <text:p>19.549303369734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9.1152941132232" calcext:value-type="float">
            <text:p>-69.1152941132232</text:p>
          </table:table-cell>
          <table:table-cell table:number-columns-repeated="5"/>
        </table:table-row>
        <table:table-row table:style-name="ro1">
          <table:table-cell office:value-type="float" office:value="19.5484112580587" calcext:value-type="float">
            <text:p>19.5484112580587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2.0576470566116" calcext:value-type="float">
            <text:p>-72.0576470566116</text:p>
          </table:table-cell>
          <table:table-cell table:number-columns-repeated="5"/>
        </table:table-row>
        <table:table-row table:style-name="ro1">
          <table:table-cell office:value-type="float" office:value="19.554258705885" calcext:value-type="float">
            <text:p>19.5542587058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68.0288235283058" calcext:value-type="float">
            <text:p>-68.0288235283058</text:p>
          </table:table-cell>
          <table:table-cell table:number-columns-repeated="5"/>
        </table:table-row>
        <table:table-row table:style-name="ro1">
          <table:table-cell office:value-type="float" office:value="19.5457295250833" calcext:value-type="float">
            <text:p>19.545729525083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0144117641529" calcext:value-type="float">
            <text:p>-72.0144117641529</text:p>
          </table:table-cell>
          <table:table-cell table:number-columns-repeated="5"/>
        </table:table-row>
        <table:table-row table:style-name="ro1">
          <table:table-cell office:value-type="float" office:value="19.5260267457269" calcext:value-type="float">
            <text:p>19.526026745726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3.5072058820765" calcext:value-type="float">
            <text:p>-73.5072058820765</text:p>
          </table:table-cell>
          <table:table-cell table:number-columns-repeated="5"/>
        </table:table-row>
        <table:table-row table:style-name="ro1">
          <table:table-cell office:value-type="float" office:value="19.5292790429256" calcext:value-type="float">
            <text:p>19.529279042925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.2536029410382" calcext:value-type="float">
            <text:p>-74.2536029410382</text:p>
          </table:table-cell>
          <table:table-cell table:number-columns-repeated="5"/>
        </table:table-row>
        <table:table-row table:style-name="ro1">
          <table:table-cell office:value-type="float" office:value="19.5061799047775" calcext:value-type="float">
            <text:p>19.506179904777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1268014705191" calcext:value-type="float">
            <text:p>-75.1268014705191</text:p>
          </table:table-cell>
          <table:table-cell table:number-columns-repeated="5"/>
        </table:table-row>
        <table:table-row table:style-name="ro1">
          <table:table-cell office:value-type="float" office:value="19.4983682386008" calcext:value-type="float">
            <text:p>19.4983682386008</text:p>
          </table:table-cell>
          <table:table-cell office:value-type="float" office:value="-50" calcext:value-type="float">
            <text:p>-50</text:p>
          </table:table-cell>
          <table:table-cell office:value-type="float" office:value="-64" calcext:value-type="float">
            <text:p>-64</text:p>
          </table:table-cell>
          <table:table-cell office:value-type="float" office:value="-75.5634007352596" calcext:value-type="float">
            <text:p>-75.5634007352596</text:p>
          </table:table-cell>
          <table:table-cell table:number-columns-repeated="5"/>
        </table:table-row>
        <table:table-row table:style-name="ro1">
          <table:table-cell office:value-type="float" office:value="19.4972424427504" calcext:value-type="float">
            <text:p>19.4972424427504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69.7817003676298" calcext:value-type="float">
            <text:p>-69.7817003676298</text:p>
          </table:table-cell>
          <table:table-cell table:number-columns-repeated="5"/>
        </table:table-row>
        <table:table-row table:style-name="ro1">
          <table:table-cell office:value-type="float" office:value="19.4730343073582" calcext:value-type="float">
            <text:p>19.4730343073582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7.8908501838149" calcext:value-type="float">
            <text:p>-67.8908501838149</text:p>
          </table:table-cell>
          <table:table-cell table:number-columns-repeated="5"/>
        </table:table-row>
        <table:table-row table:style-name="ro1">
          <table:table-cell office:value-type="float" office:value="19.4849933925503" calcext:value-type="float">
            <text:p>19.4849933925503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-71.4454250919075" calcext:value-type="float">
            <text:p>-71.4454250919075</text:p>
          </table:table-cell>
          <table:table-cell table:number-columns-repeated="5"/>
        </table:table-row>
        <table:table-row table:style-name="ro1">
          <table:table-cell office:value-type="float" office:value="19.4372075380746" calcext:value-type="float">
            <text:p>19.4372075380746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66.2227125459537" calcext:value-type="float">
            <text:p>-66.2227125459537</text:p>
          </table:table-cell>
          <table:table-cell table:number-columns-repeated="5"/>
        </table:table-row>
        <table:table-row table:style-name="ro1">
          <table:table-cell office:value-type="float" office:value="19.4702948299355" calcext:value-type="float">
            <text:p>19.4702948299355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0.6113562729769" calcext:value-type="float">
            <text:p>-70.6113562729769</text:p>
          </table:table-cell>
          <table:table-cell table:number-columns-repeated="5"/>
        </table:table-row>
        <table:table-row table:style-name="ro1">
          <table:table-cell office:value-type="float" office:value="19.4452674188945" calcext:value-type="float">
            <text:p>19.4452674188945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2.8056781364884" calcext:value-type="float">
            <text:p>-72.8056781364884</text:p>
          </table:table-cell>
          <table:table-cell table:number-columns-repeated="5"/>
        </table:table-row>
        <table:table-row table:style-name="ro1">
          <table:table-cell office:value-type="float" office:value="19.4576971781127" calcext:value-type="float">
            <text:p>19.4576971781127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3.9028390682442" calcext:value-type="float">
            <text:p>-73.9028390682442</text:p>
          </table:table-cell>
          <table:table-cell table:number-columns-repeated="5"/>
        </table:table-row>
        <table:table-row table:style-name="ro1">
          <table:table-cell office:value-type="float" office:value="19.4591539185757" calcext:value-type="float">
            <text:p>19.459153918575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4514195341221" calcext:value-type="float">
            <text:p>-74.4514195341221</text:p>
          </table:table-cell>
          <table:table-cell table:number-columns-repeated="5"/>
        </table:table-row>
        <table:table-row table:style-name="ro1">
          <table:table-cell office:value-type="float" office:value="19.4728681774459" calcext:value-type="float">
            <text:p>19.472868177445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7257097670611" calcext:value-type="float">
            <text:p>-74.7257097670611</text:p>
          </table:table-cell>
          <table:table-cell table:number-columns-repeated="5"/>
        </table:table-row>
        <table:table-row table:style-name="ro1">
          <table:table-cell office:value-type="float" office:value="19.4421922811269" calcext:value-type="float">
            <text:p>19.4421922811269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8628548835305" calcext:value-type="float">
            <text:p>-74.8628548835305</text:p>
          </table:table-cell>
          <table:table-cell table:number-columns-repeated="5"/>
        </table:table-row>
        <table:table-row table:style-name="ro1">
          <table:table-cell office:value-type="float" office:value="19.4022032447236" calcext:value-type="float">
            <text:p>19.402203244723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9314274417653" calcext:value-type="float">
            <text:p>-74.9314274417653</text:p>
          </table:table-cell>
          <table:table-cell table:number-columns-repeated="5"/>
        </table:table-row>
        <table:table-row table:style-name="ro1">
          <table:table-cell office:value-type="float" office:value="19.4523779061446" calcext:value-type="float">
            <text:p>19.4523779061446</text:p>
          </table:table-cell>
          <table:table-cell office:value-type="float" office:value="-61" calcext:value-type="float">
            <text:p>-61</text:p>
          </table:table-cell>
          <table:table-cell office:value-type="float" office:value="-70" calcext:value-type="float">
            <text:p>-70</text:p>
          </table:table-cell>
          <table:table-cell office:value-type="float" office:value="-74.9657137208826" calcext:value-type="float">
            <text:p>-74.9657137208826</text:p>
          </table:table-cell>
          <table:table-cell table:number-columns-repeated="5"/>
        </table:table-row>
        <table:table-row table:style-name="ro1">
          <table:table-cell office:value-type="float" office:value="19.4471027520646" calcext:value-type="float">
            <text:p>19.447102752064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2.4828568604413" calcext:value-type="float">
            <text:p>-72.4828568604413</text:p>
          </table:table-cell>
          <table:table-cell table:number-columns-repeated="5"/>
        </table:table-row>
        <table:table-row table:style-name="ro1">
          <table:table-cell office:value-type="float" office:value="19.4402873083698" calcext:value-type="float">
            <text:p>19.4402873083698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74.2414284302207" calcext:value-type="float">
            <text:p>-74.2414284302207</text:p>
          </table:table-cell>
          <table:table-cell table:number-columns-repeated="5"/>
        </table:table-row>
        <table:table-row table:style-name="ro1">
          <table:table-cell office:value-type="float" office:value="19.4089855798854" calcext:value-type="float">
            <text:p>19.4089855798854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68.6207142151103" calcext:value-type="float">
            <text:p>-68.6207142151103</text:p>
          </table:table-cell>
          <table:table-cell table:number-columns-repeated="5"/>
        </table:table-row>
        <table:table-row table:style-name="ro1">
          <table:table-cell office:value-type="float" office:value="19.4013870460711" calcext:value-type="float">
            <text:p>19.4013870460711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1.8103571075552" calcext:value-type="float">
            <text:p>-71.8103571075552</text:p>
          </table:table-cell>
          <table:table-cell table:number-columns-repeated="5"/>
        </table:table-row>
        <table:table-row table:style-name="ro1">
          <table:table-cell office:value-type="float" office:value="19.3514807954519" calcext:value-type="float">
            <text:p>19.3514807954519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73.4051785537776" calcext:value-type="float">
            <text:p>-73.4051785537776</text:p>
          </table:table-cell>
          <table:table-cell table:number-columns-repeated="5"/>
        </table:table-row>
        <table:table-row table:style-name="ro1">
          <table:table-cell office:value-type="float" office:value="19.3514192894648" calcext:value-type="float">
            <text:p>19.3514192894648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2025892768888" calcext:value-type="float">
            <text:p>-74.2025892768888</text:p>
          </table:table-cell>
          <table:table-cell table:number-columns-repeated="5"/>
        </table:table-row>
        <table:table-row table:style-name="ro1">
          <table:table-cell office:value-type="float" office:value="19.3563847843484" calcext:value-type="float">
            <text:p>19.3563847843484</text:p>
          </table:table-cell>
          <table:table-cell office:value-type="float" office:value="-61" calcext:value-type="float">
            <text:p>-61</text:p>
          </table:table-cell>
          <table:table-cell office:value-type="float" office:value="-76" calcext:value-type="float">
            <text:p>-76</text:p>
          </table:table-cell>
          <table:table-cell office:value-type="float" office:value="-74.6012946384444" calcext:value-type="float">
            <text:p>-74.6012946384444</text:p>
          </table:table-cell>
          <table:table-cell table:number-columns-repeated="5"/>
        </table:table-row>
        <table:table-row table:style-name="ro1">
          <table:table-cell office:value-type="float" office:value="19.3145886776097" calcext:value-type="float">
            <text:p>19.314588677609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3006473192222" calcext:value-type="float">
            <text:p>-75.3006473192222</text:p>
          </table:table-cell>
          <table:table-cell table:number-columns-repeated="5"/>
        </table:table-row>
        <table:table-row table:style-name="ro1">
          <table:table-cell office:value-type="float" office:value="19.3238081169905" calcext:value-type="float">
            <text:p>19.3238081169905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-75.1503236596111" calcext:value-type="float">
            <text:p>-75.1503236596111</text:p>
          </table:table-cell>
          <table:table-cell table:number-columns-repeated="5"/>
        </table:table-row>
        <table:table-row table:style-name="ro1">
          <table:table-cell office:value-type="float" office:value="19.3252238533304" calcext:value-type="float">
            <text:p>19.3252238533304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70.5751618298056" calcext:value-type="float">
            <text:p>-70.5751618298056</text:p>
          </table:table-cell>
          <table:table-cell table:number-columns-repeated="5"/>
        </table:table-row>
        <table:table-row table:style-name="ro1">
          <table:table-cell office:value-type="float" office:value="19.3253700649875" calcext:value-type="float">
            <text:p>19.3253700649875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7.2875809149028" calcext:value-type="float">
            <text:p>-67.2875809149028</text:p>
          </table:table-cell>
          <table:table-cell table:number-columns-repeated="5"/>
        </table:table-row>
        <table:table-row table:style-name="ro1">
          <table:table-cell office:value-type="float" office:value="19.3418832921026" calcext:value-type="float">
            <text:p>19.3418832921026</text:p>
          </table:table-cell>
          <table:table-cell office:value-type="float" office:value="-60" calcext:value-type="float">
            <text:p>-60</text:p>
          </table:table-cell>
          <table:table-cell office:value-type="float" office:value="-75" calcext:value-type="float">
            <text:p>-75</text:p>
          </table:table-cell>
          <table:table-cell office:value-type="float" office:value="-65.1437904574514" calcext:value-type="float">
            <text:p>-65.1437904574514</text:p>
          </table:table-cell>
          <table:table-cell table:number-columns-repeated="5"/>
        </table:table-row>
        <table:table-row table:style-name="ro1">
          <table:table-cell office:value-type="float" office:value="19.3157560007347" calcext:value-type="float">
            <text:p>19.3157560007347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70.0718952287257" calcext:value-type="float">
            <text:p>-70.0718952287257</text:p>
          </table:table-cell>
          <table:table-cell table:number-columns-repeated="5"/>
        </table:table-row>
        <table:table-row table:style-name="ro1">
          <table:table-cell office:value-type="float" office:value="19.3092904601626" calcext:value-type="float">
            <text:p>19.3092904601626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6.0359476143628" calcext:value-type="float">
            <text:p>-66.0359476143628</text:p>
          </table:table-cell>
          <table:table-cell table:number-columns-repeated="5"/>
        </table:table-row>
        <table:table-row table:style-name="ro1">
          <table:table-cell office:value-type="float" office:value="19.2915912059989" calcext:value-type="float">
            <text:p>19.2915912059989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4.5179738071814" calcext:value-type="float">
            <text:p>-64.5179738071814</text:p>
          </table:table-cell>
          <table:table-cell table:number-columns-repeated="5"/>
        </table:table-row>
        <table:table-row table:style-name="ro1">
          <table:table-cell office:value-type="float" office:value="19.2838215433319" calcext:value-type="float">
            <text:p>19.2838215433319</text:p>
          </table:table-cell>
          <table:table-cell office:value-type="float" office:value="-54" calcext:value-type="float">
            <text:p>-54</text:p>
          </table:table-cell>
          <table:table-cell office:value-type="float" office:value="-75" calcext:value-type="float">
            <text:p>-75</text:p>
          </table:table-cell>
          <table:table-cell office:value-type="float" office:value="-69.7589869035907" calcext:value-type="float">
            <text:p>-69.7589869035907</text:p>
          </table:table-cell>
          <table:table-cell table:number-columns-repeated="5"/>
        </table:table-row>
        <table:table-row table:style-name="ro1">
          <table:table-cell office:value-type="float" office:value="19.2696456271721" calcext:value-type="float">
            <text:p>19.2696456271721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2.3794934517954" calcext:value-type="float">
            <text:p>-72.3794934517954</text:p>
          </table:table-cell>
          <table:table-cell table:number-columns-repeated="5"/>
        </table:table-row>
        <table:table-row table:style-name="ro1">
          <table:table-cell office:value-type="float" office:value="19.2659670801854" calcext:value-type="float">
            <text:p>19.2659670801854</text:p>
          </table:table-cell>
          <table:table-cell office:value-type="float" office:value="-65" calcext:value-type="float">
            <text:p>-65</text:p>
          </table:table-cell>
          <table:table-cell office:value-type="float" office:value="-75" calcext:value-type="float">
            <text:p>-75</text:p>
          </table:table-cell>
          <table:table-cell office:value-type="float" office:value="-73.6897467258977" calcext:value-type="float">
            <text:p>-73.6897467258977</text:p>
          </table:table-cell>
          <table:table-cell table:number-columns-repeated="5"/>
        </table:table-row>
        <table:table-row table:style-name="ro1">
          <table:table-cell office:value-type="float" office:value="19.2702724165052" calcext:value-type="float">
            <text:p>19.2702724165052</text:p>
          </table:table-cell>
          <table:table-cell office:value-type="float" office:value="-49" calcext:value-type="float">
            <text:p>-49</text:p>
          </table:table-cell>
          <table:table-cell office:value-type="float" office:value="-75" calcext:value-type="float">
            <text:p>-75</text:p>
          </table:table-cell>
          <table:table-cell office:value-type="float" office:value="-74.3448733629488" calcext:value-type="float">
            <text:p>-74.3448733629488</text:p>
          </table:table-cell>
          <table:table-cell table:number-columns-repeated="5"/>
        </table:table-row>
        <table:table-row table:style-name="ro1">
          <table:table-cell office:value-type="float" office:value="19.2705807994137" calcext:value-type="float">
            <text:p>19.270580799413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6724366814744" calcext:value-type="float">
            <text:p>-74.6724366814744</text:p>
          </table:table-cell>
          <table:table-cell table:number-columns-repeated="5"/>
        </table:table-row>
        <table:table-row table:style-name="ro1">
          <table:table-cell office:value-type="float" office:value="19.26854614807" calcext:value-type="float">
            <text:p>19.26854614807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8362183407372" calcext:value-type="float">
            <text:p>-74.8362183407372</text:p>
          </table:table-cell>
          <table:table-cell table:number-columns-repeated="5"/>
        </table:table-row>
        <table:table-row table:style-name="ro1">
          <table:table-cell office:value-type="float" office:value="19.2621370849007" calcext:value-type="float">
            <text:p>19.262137084900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4181091703686" calcext:value-type="float">
            <text:p>-75.4181091703686</text:p>
          </table:table-cell>
          <table:table-cell table:number-columns-repeated="5"/>
        </table:table-row>
        <table:table-row table:style-name="ro1">
          <table:table-cell office:value-type="float" office:value="19.263601955039" calcext:value-type="float">
            <text:p>19.263601955039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5.2090545851843" calcext:value-type="float">
            <text:p>-75.2090545851843</text:p>
          </table:table-cell>
          <table:table-cell table:number-columns-repeated="5"/>
        </table:table-row>
        <table:table-row table:style-name="ro1">
          <table:table-cell office:value-type="float" office:value="19.2646227960895" calcext:value-type="float">
            <text:p>19.264622796089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75.1045272925922" calcext:value-type="float">
            <text:p>-75.1045272925922</text:p>
          </table:table-cell>
          <table:table-cell table:number-columns-repeated="5"/>
        </table:table-row>
        <table:table-row table:style-name="ro1">
          <table:table-cell office:value-type="float" office:value="19.2727857000429" calcext:value-type="float">
            <text:p>19.2727857000429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69.0522636462961" calcext:value-type="float">
            <text:p>-69.0522636462961</text:p>
          </table:table-cell>
          <table:table-cell table:number-columns-repeated="5"/>
        </table:table-row>
        <table:table-row table:style-name="ro1">
          <table:table-cell office:value-type="float" office:value="19.2689127551162" calcext:value-type="float">
            <text:p>19.268912755116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026131823148" calcext:value-type="float">
            <text:p>-72.026131823148</text:p>
          </table:table-cell>
          <table:table-cell table:number-columns-repeated="5"/>
        </table:table-row>
        <table:table-row table:style-name="ro1">
          <table:table-cell office:value-type="float" office:value="19.2569898449483" calcext:value-type="float">
            <text:p>19.256989844948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3.513065911574" calcext:value-type="float">
            <text:p>-73.513065911574</text:p>
          </table:table-cell>
          <table:table-cell table:number-columns-repeated="5"/>
        </table:table-row>
        <table:table-row table:style-name="ro1">
          <table:table-cell office:value-type="float" office:value="19.2565581964429" calcext:value-type="float">
            <text:p>19.2565581964429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74.256532955787" calcext:value-type="float">
            <text:p>-74.256532955787</text:p>
          </table:table-cell>
          <table:table-cell table:number-columns-repeated="5"/>
        </table:table-row>
        <table:table-row table:style-name="ro1">
          <table:table-cell office:value-type="float" office:value="19.2473214170906" calcext:value-type="float">
            <text:p>19.2473214170906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69.1282664778935" calcext:value-type="float">
            <text:p>-69.1282664778935</text:p>
          </table:table-cell>
          <table:table-cell table:number-columns-repeated="5"/>
        </table:table-row>
        <table:table-row table:style-name="ro1">
          <table:table-cell office:value-type="float" office:value="19.2311534703357" calcext:value-type="float">
            <text:p>19.2311534703357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-72.0641332389468" calcext:value-type="float">
            <text:p>-72.0641332389468</text:p>
          </table:table-cell>
          <table:table-cell table:number-columns-repeated="5"/>
        </table:table-row>
        <table:table-row table:style-name="ro1">
          <table:table-cell office:value-type="float" office:value="19.2208158056711" calcext:value-type="float">
            <text:p>19.220815805671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2.0320666194734" calcext:value-type="float">
            <text:p>-72.0320666194734</text:p>
          </table:table-cell>
          <table:table-cell table:number-columns-repeated="5"/>
        </table:table-row>
        <table:table-row table:style-name="ro1">
          <table:table-cell office:value-type="float" office:value="19.2083464791723" calcext:value-type="float">
            <text:p>19.2083464791723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3.5160333097367" calcext:value-type="float">
            <text:p>-73.5160333097367</text:p>
          </table:table-cell>
          <table:table-cell table:number-columns-repeated="5"/>
        </table:table-row>
        <table:table-row table:style-name="ro1">
          <table:table-cell office:value-type="float" office:value="19.1991407745838" calcext:value-type="float">
            <text:p>19.1991407745838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4.2580166548683" calcext:value-type="float">
            <text:p>-74.2580166548683</text:p>
          </table:table-cell>
          <table:table-cell table:number-columns-repeated="5"/>
        </table:table-row>
        <table:table-row table:style-name="ro1">
          <table:table-cell office:value-type="float" office:value="19.2063124257853" calcext:value-type="float">
            <text:p>19.206312425785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1290083274342" calcext:value-type="float">
            <text:p>-75.1290083274342</text:p>
          </table:table-cell>
          <table:table-cell table:number-columns-repeated="5"/>
        </table:table-row>
        <table:table-row table:style-name="ro1">
          <table:table-cell office:value-type="float" office:value="19.2110664080603" calcext:value-type="float">
            <text:p>19.2110664080603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75.0645041637171" calcext:value-type="float">
            <text:p>-75.0645041637171</text:p>
          </table:table-cell>
          <table:table-cell table:number-columns-repeated="5"/>
        </table:table-row>
        <table:table-row table:style-name="ro1">
          <table:table-cell office:value-type="float" office:value="19.2019161591418" calcext:value-type="float">
            <text:p>19.2019161591418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75.5322520818585" calcext:value-type="float">
            <text:p>-75.5322520818585</text:p>
          </table:table-cell>
          <table:table-cell table:number-columns-repeated="5"/>
        </table:table-row>
        <table:table-row table:style-name="ro1">
          <table:table-cell office:value-type="float" office:value="19.198029372535" calcext:value-type="float">
            <text:p>19.19802937253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68.2661260409293" calcext:value-type="float">
            <text:p>-68.2661260409293</text:p>
          </table:table-cell>
          <table:table-cell table:number-columns-repeated="5"/>
        </table:table-row>
        <table:table-row table:style-name="ro1">
          <table:table-cell office:value-type="float" office:value="19.1992714157443" calcext:value-type="float">
            <text:p>19.1992714157443</text:p>
          </table:table-cell>
          <table:table-cell office:value-type="float" office:value="-62" calcext:value-type="float">
            <text:p>-62</text:p>
          </table:table-cell>
          <table:table-cell office:value-type="float" office:value="-75" calcext:value-type="float">
            <text:p>-75</text:p>
          </table:table-cell>
          <table:table-cell office:value-type="float" office:value="-71.6330630204646" calcext:value-type="float">
            <text:p>-71.6330630204646</text:p>
          </table:table-cell>
          <table:table-cell table:number-columns-repeated="5"/>
        </table:table-row>
        <table:table-row table:style-name="ro1">
          <table:table-cell office:value-type="float" office:value="19.2040099446971" calcext:value-type="float">
            <text:p>19.2040099446971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3.3165315102323" calcext:value-type="float">
            <text:p>-73.3165315102323</text:p>
          </table:table-cell>
          <table:table-cell table:number-columns-repeated="5"/>
        </table:table-row>
        <table:table-row table:style-name="ro1">
          <table:table-cell office:value-type="float" office:value="19.2086760884621" calcext:value-type="float">
            <text:p>19.208676088462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1582657551162" calcext:value-type="float">
            <text:p>-74.1582657551162</text:p>
          </table:table-cell>
          <table:table-cell table:number-columns-repeated="5"/>
        </table:table-row>
        <table:table-row table:style-name="ro1">
          <table:table-cell office:value-type="float" office:value="19.2193154082921" calcext:value-type="float">
            <text:p>19.219315408292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5791328775581" calcext:value-type="float">
            <text:p>-74.5791328775581</text:p>
          </table:table-cell>
          <table:table-cell table:number-columns-repeated="5"/>
        </table:table-row>
        <table:table-row table:style-name="ro1">
          <table:table-cell office:value-type="float" office:value="19.2291604576297" calcext:value-type="float">
            <text:p>19.2291604576297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4.7895664387791" calcext:value-type="float">
            <text:p>-74.7895664387791</text:p>
          </table:table-cell>
          <table:table-cell table:number-columns-repeated="5"/>
        </table:table-row>
        <table:table-row table:style-name="ro1">
          <table:table-cell office:value-type="float" office:value="19.2323684209772" calcext:value-type="float">
            <text:p>19.2323684209772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74.8947832193895" calcext:value-type="float">
            <text:p>-74.8947832193895</text:p>
          </table:table-cell>
          <table:table-cell table:number-columns-repeated="5"/>
        </table:table-row>
        <table:table-row table:style-name="ro1">
          <table:table-cell office:value-type="float" office:value="19.2270513013804" calcext:value-type="float">
            <text:p>19.2270513013804</text:p>
          </table:table-cell>
          <table:table-cell office:value-type="float" office:value="-52" calcext:value-type="float">
            <text:p>-52</text:p>
          </table:table-cell>
          <table:table-cell office:value-type="float" office:value="-75" calcext:value-type="float">
            <text:p>-75</text:p>
          </table:table-cell>
          <table:table-cell office:value-type="float" office:value="-68.9473916096948" calcext:value-type="float">
            <text:p>-68.9473916096948</text:p>
          </table:table-cell>
          <table:table-cell table:number-columns-repeated="5"/>
        </table:table-row>
        <table:table-row table:style-name="ro1">
          <table:table-cell office:value-type="float" office:value="19.2216018971409" calcext:value-type="float">
            <text:p>19.2216018971409</text:p>
          </table:table-cell>
          <table:table-cell office:value-type="float" office:value="-75" calcext:value-type="float">
            <text:p>-75</text:p>
          </table:table-cell>
          <table:table-cell office:value-type="float" office:value="-62" calcext:value-type="float">
            <text:p>-62</text:p>
          </table:table-cell>
          <table:table-cell office:value-type="float" office:value="-71.9736958048474" calcext:value-type="float">
            <text:p>-71.9736958048474</text:p>
          </table:table-cell>
          <table:table-cell table:number-columns-repeated="5"/>
        </table:table-row>
        <table:table-row table:style-name="ro1">
          <table:table-cell office:value-type="float" office:value="19.1967616513659" calcext:value-type="float">
            <text:p>19.1967616513659</text:p>
          </table:table-cell>
          <table:table-cell office:value-type="float" office:value="-61" calcext:value-type="float">
            <text:p>-61</text:p>
          </table:table-cell>
          <table:table-cell office:value-type="float" office:value="-75" calcext:value-type="float">
            <text:p>-75</text:p>
          </table:table-cell>
          <table:table-cell office:value-type="float" office:value="-66.9868479024237" calcext:value-type="float">
            <text:p>-66.9868479024237</text:p>
          </table:table-cell>
          <table:table-cell table:number-columns-repeated="5"/>
        </table:table-row>
        <table:table-row table:style-name="ro1">
          <table:table-cell office:value-type="float" office:value="19.1663510533131" calcext:value-type="float">
            <text:p>19.166351053313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.9934239512118" calcext:value-type="float">
            <text:p>-70.9934239512118</text:p>
          </table:table-cell>
          <table:table-cell table:number-columns-repeated="5"/>
        </table:table-row>
        <table:table-row table:style-name="ro1">
          <table:table-cell office:value-type="float" office:value="19.1408810875285" calcext:value-type="float">
            <text:p>19.14088108752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2.9967119756059" calcext:value-type="float">
            <text:p>-72.9967119756059</text:p>
          </table:table-cell>
          <table:table-cell table:number-columns-repeated="5"/>
        </table:table-row>
        <table:table-row table:style-name="ro1">
          <table:table-cell office:value-type="float" office:value="19.122369160553" calcext:value-type="float">
            <text:p>19.122369160553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74.498355987803" calcext:value-type="float">
            <text:p>-74.498355987803</text:p>
          </table:table-cell>
          <table:table-cell table:number-columns-repeated="5"/>
        </table:table-row>
        <table:table-row table:style-name="ro1">
          <table:table-cell office:value-type="float" office:value="19.1080879599187" calcext:value-type="float">
            <text:p>19.1080879599187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office:value-type="float" office:value="-75.2491779939015" calcext:value-type="float">
            <text:p>-75.2491779939015</text:p>
          </table:table-cell>
          <table:table-cell table:number-columns-repeated="5"/>
        </table:table-row>
        <table:table-row table:style-name="ro1">
          <table:table-cell office:value-type="float" office:value="19.1036903651303" calcext:value-type="float">
            <text:p>19.1036903651303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1.1245889969507" calcext:value-type="float">
            <text:p>-71.1245889969507</text:p>
          </table:table-cell>
          <table:table-cell table:number-columns-repeated="5"/>
        </table:table-row>
        <table:table-row table:style-name="ro1">
          <table:table-cell office:value-type="float" office:value="19.1002092868497" calcext:value-type="float">
            <text:p>19.1002092868497</text:p>
          </table:table-cell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office:value-type="float" office:value="-73.5622944984754" calcext:value-type="float">
            <text:p>-73.5622944984754</text:p>
          </table:table-cell>
          <table:table-cell table:number-columns-repeated="5"/>
        </table:table-row>
        <table:table-row table:style-name="ro1">
          <table:table-cell office:value-type="float" office:value="19.100475498552" calcext:value-type="float">
            <text:p>19.10047549855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4.7811472492377" calcext:value-type="float">
            <text:p>-74.7811472492377</text:p>
          </table:table-cell>
          <table:table-cell table:number-columns-repeated="5"/>
        </table:table-row>
        <table:table-row table:style-name="ro1">
          <table:table-cell office:value-type="float" office:value="19.1062599542775" calcext:value-type="float">
            <text:p>19.1062599542775</text:p>
          </table:table-cell>
          <table:table-cell office:value-type="float" office:value="-63" calcext:value-type="float">
            <text:p>-63</text:p>
          </table:table-cell>
          <table:table-cell office:value-type="float" office:value="-75" calcext:value-type="float">
            <text:p>-75</text:p>
          </table:table-cell>
          <table:table-cell office:value-type="float" office:value="-75.3905736246188" calcext:value-type="float">
            <text:p>-75.3905736246188</text:p>
          </table:table-cell>
          <table:table-cell table:number-columns-repeated="5"/>
        </table:table-row>
        <table:table-row table:style-name="ro1">
          <table:table-cell office:value-type="float" office:value="19.1139623424713" calcext:value-type="float">
            <text:p>19.113962342471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1952868123094" calcext:value-type="float">
            <text:p>-75.1952868123094</text:p>
          </table:table-cell>
          <table:table-cell table:number-columns-repeated="5"/>
        </table:table-row>
        <table:table-row table:style-name="ro1">
          <table:table-cell office:value-type="float" office:value="19.1158576830732" calcext:value-type="float">
            <text:p>19.1158576830732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office:value-type="float" office:value="-75.0976434061547" calcext:value-type="float">
            <text:p>-75.0976434061547</text:p>
          </table:table-cell>
          <table:table-cell table:number-columns-repeated="5"/>
        </table:table-row>
        <table:table-row table:style-name="ro1">
          <table:table-cell office:value-type="float" office:value="19.1219897917692" calcext:value-type="float">
            <text:p>19.121989791769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0488217030774" calcext:value-type="float">
            <text:p>-75.0488217030774</text:p>
          </table:table-cell>
          <table:table-cell table:number-columns-repeated="5"/>
        </table:table-row>
        <table:table-row table:style-name="ro1">
          <table:table-cell office:value-type="float" office:value="19.1149679162866" calcext:value-type="float">
            <text:p>19.114967916286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5244108515387" calcext:value-type="float">
            <text:p>-75.5244108515387</text:p>
          </table:table-cell>
          <table:table-cell table:number-columns-repeated="5"/>
        </table:table-row>
        <table:table-row table:style-name="ro1">
          <table:table-cell office:value-type="float" office:value="19.1079988027022" calcext:value-type="float">
            <text:p>19.1079988027022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75.7622054257693" calcext:value-type="float">
            <text:p>-75.7622054257693</text:p>
          </table:table-cell>
          <table:table-cell table:number-columns-repeated="5"/>
        </table:table-row>
        <table:table-row table:style-name="ro1">
          <table:table-cell office:value-type="float" office:value="19.100427717986" calcext:value-type="float">
            <text:p>19.100427717986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69.8811027128847" calcext:value-type="float">
            <text:p>-69.8811027128847</text:p>
          </table:table-cell>
          <table:table-cell table:number-columns-repeated="5"/>
        </table:table-row>
        <table:table-row table:style-name="ro1">
          <table:table-cell office:value-type="float" office:value="19.0858520859423" calcext:value-type="float">
            <text:p>19.0858520859423</text:p>
          </table:table-cell>
          <table:table-cell office:value-type="float" office:value="-49" calcext:value-type="float">
            <text:p>-49</text:p>
          </table:table-cell>
          <table:table-cell office:value-type="float" office:value="-63" calcext:value-type="float">
            <text:p>-63</text:p>
          </table:table-cell>
          <table:table-cell office:value-type="float" office:value="-73.4405513564423" calcext:value-type="float">
            <text:p>-73.4405513564423</text:p>
          </table:table-cell>
          <table:table-cell table:number-columns-repeated="5"/>
        </table:table-row>
        <table:table-row table:style-name="ro1">
          <table:table-cell office:value-type="float" office:value="19.0763430077223" calcext:value-type="float">
            <text:p>19.0763430077223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68.2202756782212" calcext:value-type="float">
            <text:p>-68.2202756782212</text:p>
          </table:table-cell>
          <table:table-cell table:number-columns-repeated="4"/>
          <table:table-cell table:formula="of:=MEDIAN([.D2:.D198])" office:value-type="float" office:value="-73.0740752220154" calcext:value-type="float">
            <text:p>-73.0740752220154</text:p>
          </table:table-cell>
        </table:table-row>
        <table:table-row table:style-name="ro1">
          <table:table-cell table:number-columns-repeated="7" office:value-type="string" calcext:value-type="string">
            <text:p>E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9T17:00:00.449707424</dc:date>
    <meta:editing-duration>PT13M13S</meta:editing-duration>
    <meta:editing-cycles>1</meta:editing-cycles>
    <meta:document-statistic meta:table-count="1" meta:cell-count="8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15cm" svg:height="14.876cm" xlink:href=".." xlink:type="simple" chart:class="chart:line" chart:style-name="ch1">
        <chart:legend chart:legend-position="end" svg:x="22.411cm" svg:y="6.641cm" style:legend-expansion="high" chart:style-name="ch2"/>
        <chart:plot-area chart:style-name="ch3" table:cell-range-address="test.B1:test.D199" chart:data-source-has-labels="row" svg:x="0.49cm" svg:y="0.297cm" svg:width="21.431cm" svg:height="14.282cm">
          <chartooo:coordinate-region svg:x="1.217cm" svg:y="0.497cm" svg:width="20.704cm" svg:height="13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B2:test.B199" chart:label-cell-address="test.B1:test.B1" chart:class="chart:line">
            <chart:data-point chart:repeated="198"/>
          </chart:series>
          <chart:series chart:style-name="ch8" chart:values-cell-range-address="test.C2:test.C199" chart:label-cell-address="test.C1:test.C1" chart:class="chart:line">
            <chart:data-point chart:repeated="198"/>
          </chart:series>
          <chart:series chart:style-name="ch9" chart:values-cell-range-address="test.D2:test.D199" chart:label-cell-address="test.D1:test.D1" chart:class="chart:line">
            <chart:data-point chart:repeated="1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  <draw:g>
                  <svg:desc>test.B1:test.B1</svg:desc>
                </draw:g>
              </table:table-cell>
              <table:table-cell office:value-type="string">
                <text:p>median</text:p>
                <draw:g>
                  <svg:desc>test.C1:test.C1</svg:desc>
                </draw:g>
              </table:table-cell>
              <table:table-cell office:value-type="string">
                <text:p>low pass</text:p>
                <draw:g>
                  <svg:desc>test.D1: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5">
                <text:p>-65</text:p>
                <draw:g>
                  <svg:desc>test.B2:test.B199</svg:desc>
                </draw:g>
              </table:table-cell>
              <table:table-cell office:value-type="float" office:value="-65">
                <text:p>-65</text:p>
                <draw:g>
                  <svg:desc>test.C2:test.C199</svg:desc>
                </draw:g>
              </table:table-cell>
              <table:table-cell office:value-type="float" office:value="-77">
                <text:p>-77</text:p>
                <draw:g>
                  <svg:desc>test.D2:test.D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  <table:table-cell office:value-type="float" office:value="-75.5">
                <text:p>-7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-75.75">
                <text:p>-7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0.375">
                <text:p>-70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73.1875">
                <text:p>-73.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59375">
                <text:p>-68.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-72.296875">
                <text:p>-72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67">
                <text:p>-67</text:p>
              </table:table-cell>
              <table:table-cell office:value-type="float" office:value="-68.6484375">
                <text:p>-68.648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1">
                <text:p>-61</text:p>
              </table:table-cell>
              <table:table-cell office:value-type="float" office:value="-63">
                <text:p>-63</text:p>
              </table:table-cell>
              <table:table-cell office:value-type="float" office:value="-67.82421875">
                <text:p>-67.824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65.412109375">
                <text:p>-65.4121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0.7060546875">
                <text:p>-70.7060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  <table:table-cell office:value-type="float" office:value="-72.85302734375">
                <text:p>-72.85302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">
                <text:p>-63</text:p>
              </table:table-cell>
              <table:table-cell office:value-type="float" office:value="-66">
                <text:p>-66</text:p>
              </table:table-cell>
              <table:table-cell office:value-type="float" office:value="-67.926513671875">
                <text:p>-67.92651367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66.9632568359375">
                <text:p>-66.96325683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64.4816284179688">
                <text:p>-64.4816284179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6">
                <text:p>-76</text:p>
              </table:table-cell>
              <table:table-cell office:value-type="float" office:value="-63">
                <text:p>-63</text:p>
              </table:table-cell>
              <table:table-cell office:value-type="float" office:value="-69.7408142089844">
                <text:p>-69.7408142089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6.3704071044922">
                <text:p>-66.3704071044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6">
                <text:p>-76</text:p>
              </table:table-cell>
              <table:table-cell office:value-type="float" office:value="-64">
                <text:p>-64</text:p>
              </table:table-cell>
              <table:table-cell office:value-type="float" office:value="-71.1852035522461">
                <text:p>-71.1852035522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7">
                <text:p>-47</text:p>
              </table:table-cell>
              <table:table-cell office:value-type="float" office:value="-63">
                <text:p>-63</text:p>
              </table:table-cell>
              <table:table-cell office:value-type="float" office:value="-67.5926017761231">
                <text:p>-67.5926017761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5.2963008880615">
                <text:p>-65.2963008880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0.1481504440308">
                <text:p>-70.1481504440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">
                <text:p>-63</text:p>
              </table:table-cell>
              <table:table-cell office:value-type="float" office:value="-76">
                <text:p>-76</text:p>
              </table:table-cell>
              <table:table-cell office:value-type="float" office:value="-73.0740752220154">
                <text:p>-73.0740752220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5370376110077">
                <text:p>-74.5370376110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4.7685188055038">
                <text:p>-74.7685188055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3842594027519">
                <text:p>-75.3842594027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5">
                <text:p>-65</text:p>
              </table:table-cell>
              <table:table-cell office:value-type="float" office:value="-75">
                <text:p>-75</text:p>
              </table:table-cell>
              <table:table-cell office:value-type="float" office:value="-75.192129701376">
                <text:p>-75.192129701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096064850688">
                <text:p>-75.096064850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2">
                <text:p>-62</text:p>
              </table:table-cell>
              <table:table-cell office:value-type="float" office:value="-64">
                <text:p>-64</text:p>
              </table:table-cell>
              <table:table-cell office:value-type="float" office:value="-75.048032425344">
                <text:p>-75.04803242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  <table:table-cell office:value-type="float" office:value="-69.524016212672">
                <text:p>-69.524016212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72.262008106336">
                <text:p>-72.262008106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6">
                <text:p>-76</text:p>
              </table:table-cell>
              <table:table-cell office:value-type="float" office:value="-63">
                <text:p>-63</text:p>
              </table:table-cell>
              <table:table-cell office:value-type="float" office:value="-68.131004053168">
                <text:p>-68.131004053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5.565502026584">
                <text:p>-65.565502026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0.782751013292">
                <text:p>-70.782751013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">
                <text:p>-63</text:p>
              </table:table-cell>
              <table:table-cell office:value-type="float" office:value="-76">
                <text:p>-76</text:p>
              </table:table-cell>
              <table:table-cell office:value-type="float" office:value="-73.391375506646">
                <text:p>-73.391375506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  <table:table-cell office:value-type="float" office:value="-74.695687753323">
                <text:p>-74.695687753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3478438766615">
                <text:p>-75.3478438766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5">
                <text:p>-75</text:p>
              </table:table-cell>
              <table:table-cell office:value-type="float" office:value="-64">
                <text:p>-64</text:p>
              </table:table-cell>
              <table:table-cell office:value-type="float" office:value="-75.6739219383308">
                <text:p>-75.6739219383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69.8369609691654">
                <text:p>-69.8369609691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">
                <text:p>-63</text:p>
              </table:table-cell>
              <table:table-cell office:value-type="float" office:value="-62">
                <text:p>-62</text:p>
              </table:table-cell>
              <table:table-cell office:value-type="float" office:value="-72.4184804845827">
                <text:p>-72.41848048458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67.2092402422913">
                <text:p>-67.2092402422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6">
                <text:p>-76</text:p>
              </table:table-cell>
              <table:table-cell office:value-type="float" office:value="-64">
                <text:p>-64</text:p>
              </table:table-cell>
              <table:table-cell office:value-type="float" office:value="-71.1046201211457">
                <text:p>-71.10462012114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1">
                <text:p>-61</text:p>
              </table:table-cell>
              <table:table-cell office:value-type="float" office:value="-62">
                <text:p>-62</text:p>
              </table:table-cell>
              <table:table-cell office:value-type="float" office:value="-67.5523100605728">
                <text:p>-67.5523100605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64.7761550302864">
                <text:p>-64.7761550302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  <table:table-cell office:value-type="float" office:value="-69.8880775151432">
                <text:p>-69.8880775151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2.9440387575716">
                <text:p>-72.9440387575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6">
                <text:p>-76</text:p>
              </table:table-cell>
              <table:table-cell office:value-type="float" office:value="-73">
                <text:p>-73</text:p>
              </table:table-cell>
              <table:table-cell office:value-type="float" office:value="-73.9720193787858">
                <text:p>-73.97201937878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73.4860096893929">
                <text:p>-73.4860096893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4.2430048446965">
                <text:p>-74.2430048446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1">
                <text:p>-61</text:p>
              </table:table-cell>
              <table:table-cell office:value-type="float" office:value="-76">
                <text:p>-76</text:p>
              </table:table-cell>
              <table:table-cell office:value-type="float" office:value="-75.1215024223482">
                <text:p>-75.1215024223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75.5607512111741">
                <text:p>-75.5607512111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6">
                <text:p>-76</text:p>
              </table:table-cell>
              <table:table-cell office:value-type="float" office:value="-61">
                <text:p>-61</text:p>
              </table:table-cell>
              <table:table-cell office:value-type="float" office:value="-69.7803756055871">
                <text:p>-69.7803756055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5.3901878027935">
                <text:p>-65.3901878027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0.1950939013968">
                <text:p>-70.1950939013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5975469506984">
                <text:p>-72.59754695069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1">
                <text:p>-71</text:p>
              </table:table-cell>
              <table:table-cell office:value-type="float" office:value="-76">
                <text:p>-76</text:p>
              </table:table-cell>
              <table:table-cell office:value-type="float" office:value="-73.7987734753492">
                <text:p>-73.7987734753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8993867376746">
                <text:p>-74.8993867376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  <table:table-cell office:value-type="float" office:value="-74.9496933688373">
                <text:p>-74.9496933688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68.9748466844187">
                <text:p>-68.9748466844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1.9874233422093">
                <text:p>-71.9874233422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4937116711047">
                <text:p>-73.4937116711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  <table:table-cell office:value-type="float" office:value="-74.2468558355523">
                <text:p>-74.246855835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6234279177762">
                <text:p>-68.6234279177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6">
                <text:p>-66</text:p>
              </table:table-cell>
              <table:table-cell office:value-type="float" office:value="-66">
                <text:p>-66</text:p>
              </table:table-cell>
              <table:table-cell office:value-type="float" office:value="-72.3117139588881">
                <text:p>-72.31171395888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9.155856979444">
                <text:p>-69.155856979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2.577928489722">
                <text:p>-72.577928489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4.288964244861">
                <text:p>-74.288964244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75.1444821224305">
                <text:p>-75.1444821224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9.0722410612153">
                <text:p>-69.0722410612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72.5361205306076">
                <text:p>-72.5361205306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5">
                <text:p>-75</text:p>
              </table:table-cell>
              <table:table-cell office:value-type="float" office:value="-61">
                <text:p>-61</text:p>
              </table:table-cell>
              <table:table-cell office:value-type="float" office:value="-73.7680602653038">
                <text:p>-73.76806026530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67.3840301326519">
                <text:p>-67.3840301326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1.192015066326">
                <text:p>-71.1920150663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3.096007533163">
                <text:p>-73.096007533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0480037665815">
                <text:p>-74.0480037665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6">
                <text:p>-76</text:p>
              </table:table-cell>
              <table:table-cell office:value-type="float" office:value="-73">
                <text:p>-73</text:p>
              </table:table-cell>
              <table:table-cell office:value-type="float" office:value="-74.5240018832907">
                <text:p>-74.5240018832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">
                <text:p>-63</text:p>
              </table:table-cell>
              <table:table-cell office:value-type="float" office:value="-64">
                <text:p>-64</text:p>
              </table:table-cell>
              <table:table-cell office:value-type="float" office:value="-73.7620009416454">
                <text:p>-73.76200094164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8810004708227">
                <text:p>-68.88100047082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4405002354114">
                <text:p>-72.4405002354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1">
                <text:p>-61</text:p>
              </table:table-cell>
              <table:table-cell office:value-type="float" office:value="-64">
                <text:p>-64</text:p>
              </table:table-cell>
              <table:table-cell office:value-type="float" office:value="-73.7202501177057">
                <text:p>-73.7202501177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1">
                <text:p>-61</text:p>
              </table:table-cell>
              <table:table-cell office:value-type="float" office:value="-72">
                <text:p>-72</text:p>
              </table:table-cell>
              <table:table-cell office:value-type="float" office:value="-68.8601250588529">
                <text:p>-68.86012505885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0.4300625294264">
                <text:p>-70.4300625294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7150312647132">
                <text:p>-72.7150312647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73.8575156323566">
                <text:p>-73.8575156323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4287578161783">
                <text:p>-74.4287578161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7143789080891">
                <text:p>-74.71437890808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8571894540446">
                <text:p>-74.8571894540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74.9285947270223">
                <text:p>-74.9285947270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9642973635111">
                <text:p>-68.9642973635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">
                <text:p>-76</text:p>
              </table:table-cell>
              <table:table-cell office:value-type="float" office:value="-62">
                <text:p>-62</text:p>
              </table:table-cell>
              <table:table-cell office:value-type="float" office:value="-72.4821486817556">
                <text:p>-72.4821486817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4">
                <text:p>-64</text:p>
              </table:table-cell>
              <table:table-cell office:value-type="float" office:value="-75">
                <text:p>-75</text:p>
              </table:table-cell>
              <table:table-cell office:value-type="float" office:value="-67.2410743408778">
                <text:p>-67.2410743408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1">
                <text:p>-61</text:p>
              </table:table-cell>
              <table:table-cell office:value-type="float" office:value="-64">
                <text:p>-64</text:p>
              </table:table-cell>
              <table:table-cell office:value-type="float" office:value="-71.1205371704389">
                <text:p>-71.1205371704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7.5602685852194">
                <text:p>-67.5602685852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2">
                <text:p>-62</text:p>
              </table:table-cell>
              <table:table-cell office:value-type="float" office:value="-76">
                <text:p>-76</text:p>
              </table:table-cell>
              <table:table-cell office:value-type="float" office:value="-71.2801342926097">
                <text:p>-71.2801342926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3.6400671463049">
                <text:p>-73.6400671463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74.3200335731524">
                <text:p>-74.32003357315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6600167865762">
                <text:p>-74.6600167865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8300083932881">
                <text:p>-74.8300083932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9150041966441">
                <text:p>-74.91500419664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957502098322">
                <text:p>-74.957502098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0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-74.978751049161">
                <text:p>-74.978751049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4893755245805">
                <text:p>-68.4893755245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3">
                <text:p>-63</text:p>
              </table:table-cell>
              <table:table-cell office:value-type="float" office:value="-76">
                <text:p>-76</text:p>
              </table:table-cell>
              <table:table-cell office:value-type="float" office:value="-72.2446877622903">
                <text:p>-72.24468776229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74.1223438811451">
                <text:p>-74.12234388114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75.0611719405726">
                <text:p>-75.0611719405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  <table:table-cell office:value-type="float" office:value="-69.0305859702863">
                <text:p>-69.03058597028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5152929851431">
                <text:p>-72.515292985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6">
                <text:p>-66</text:p>
              </table:table-cell>
              <table:table-cell office:value-type="float" office:value="-63">
                <text:p>-63</text:p>
              </table:table-cell>
              <table:table-cell office:value-type="float" office:value="-73.7576464925716">
                <text:p>-73.7576464925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68.3788232462858">
                <text:p>-68.3788232462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1.6894116231429">
                <text:p>-71.6894116231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1">
                <text:p>-61</text:p>
              </table:table-cell>
              <table:table-cell office:value-type="float" office:value="-76">
                <text:p>-76</text:p>
              </table:table-cell>
              <table:table-cell office:value-type="float" office:value="-73.8447058115714">
                <text:p>-73.8447058115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4.9223529057857">
                <text:p>-74.9223529057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4611764528929">
                <text:p>-75.4611764528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5">
                <text:p>-75</text:p>
              </table:table-cell>
              <table:table-cell office:value-type="float" office:value="-63">
                <text:p>-63</text:p>
              </table:table-cell>
              <table:table-cell office:value-type="float" office:value="-75.2305882264464">
                <text:p>-75.2305882264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9.1152941132232">
                <text:p>-69.1152941132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0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-72.0576470566116">
                <text:p>-72.0576470566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68.0288235283058">
                <text:p>-68.0288235283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0144117641529">
                <text:p>-72.01441176415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3.5072058820765">
                <text:p>-73.507205882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4.2536029410382">
                <text:p>-74.2536029410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1268014705191">
                <text:p>-75.1268014705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0">
                <text:p>-50</text:p>
              </table:table-cell>
              <table:table-cell office:value-type="float" office:value="-64">
                <text:p>-64</text:p>
              </table:table-cell>
              <table:table-cell office:value-type="float" office:value="-75.5634007352596">
                <text:p>-75.5634007352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5">
                <text:p>-75</text:p>
              </table:table-cell>
              <table:table-cell office:value-type="float" office:value="-66">
                <text:p>-66</text:p>
              </table:table-cell>
              <table:table-cell office:value-type="float" office:value="-69.7817003676298">
                <text:p>-69.78170036762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67.8908501838149">
                <text:p>-67.8908501838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76">
                <text:p>-76</text:p>
              </table:table-cell>
              <table:table-cell office:value-type="float" office:value="-61">
                <text:p>-61</text:p>
              </table:table-cell>
              <table:table-cell office:value-type="float" office:value="-71.4454250919075">
                <text:p>-71.4454250919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66.2227125459537">
                <text:p>-66.22271254595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70.6113562729769">
                <text:p>-70.61135627297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72.8056781364884">
                <text:p>-72.80567813648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3.9028390682442">
                <text:p>-73.9028390682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4514195341221">
                <text:p>-74.4514195341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7257097670611">
                <text:p>-74.72570976706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8628548835305">
                <text:p>-74.86285488353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9314274417653">
                <text:p>-74.93142744176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1">
                <text:p>-61</text:p>
              </table:table-cell>
              <table:table-cell office:value-type="float" office:value="-70">
                <text:p>-70</text:p>
              </table:table-cell>
              <table:table-cell office:value-type="float" office:value="-74.9657137208826">
                <text:p>-74.96571372088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2.4828568604413">
                <text:p>-72.4828568604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74.2414284302207">
                <text:p>-74.2414284302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68.6207142151103">
                <text:p>-68.6207142151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1.8103571075552">
                <text:p>-71.81035710755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73.4051785537776">
                <text:p>-73.4051785537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2025892768888">
                <text:p>-74.202589276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1">
                <text:p>-61</text:p>
              </table:table-cell>
              <table:table-cell office:value-type="float" office:value="-76">
                <text:p>-76</text:p>
              </table:table-cell>
              <table:table-cell office:value-type="float" office:value="-74.6012946384444">
                <text:p>-74.6012946384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3006473192222">
                <text:p>-75.30064731922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0">
                <text:p>-60</text:p>
              </table:table-cell>
              <table:table-cell office:value-type="float" office:value="-66">
                <text:p>-66</text:p>
              </table:table-cell>
              <table:table-cell office:value-type="float" office:value="-75.1503236596111">
                <text:p>-75.15032365961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3">
                <text:p>-63</text:p>
              </table:table-cell>
              <table:table-cell office:value-type="float" office:value="-64">
                <text:p>-64</text:p>
              </table:table-cell>
              <table:table-cell office:value-type="float" office:value="-70.5751618298056">
                <text:p>-70.57516182980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7.2875809149028">
                <text:p>-67.2875809149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0">
                <text:p>-60</text:p>
              </table:table-cell>
              <table:table-cell office:value-type="float" office:value="-75">
                <text:p>-75</text:p>
              </table:table-cell>
              <table:table-cell office:value-type="float" office:value="-65.1437904574514">
                <text:p>-65.14379045745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2">
                <text:p>-62</text:p>
              </table:table-cell>
              <table:table-cell office:value-type="float" office:value="-62">
                <text:p>-62</text:p>
              </table:table-cell>
              <table:table-cell office:value-type="float" office:value="-70.0718952287257">
                <text:p>-70.07189522872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  <table:table-cell office:value-type="float" office:value="-66.0359476143628">
                <text:p>-66.03594761436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4.5179738071814">
                <text:p>-64.5179738071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4">
                <text:p>-54</text:p>
              </table:table-cell>
              <table:table-cell office:value-type="float" office:value="-75">
                <text:p>-75</text:p>
              </table:table-cell>
              <table:table-cell office:value-type="float" office:value="-69.7589869035907">
                <text:p>-69.75898690359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2.3794934517954">
                <text:p>-72.37949345179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5">
                <text:p>-65</text:p>
              </table:table-cell>
              <table:table-cell office:value-type="float" office:value="-75">
                <text:p>-75</text:p>
              </table:table-cell>
              <table:table-cell office:value-type="float" office:value="-73.6897467258977">
                <text:p>-73.68974672589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9">
                <text:p>-49</text:p>
              </table:table-cell>
              <table:table-cell office:value-type="float" office:value="-75">
                <text:p>-75</text:p>
              </table:table-cell>
              <table:table-cell office:value-type="float" office:value="-74.3448733629488">
                <text:p>-74.34487336294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6724366814744">
                <text:p>-74.67243668147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4.8362183407372">
                <text:p>-74.83621834073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4181091703686">
                <text:p>-75.4181091703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75.2090545851843">
                <text:p>-75.20905458518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61">
                <text:p>-61</text:p>
              </table:table-cell>
              <table:table-cell office:value-type="float" office:value="-63">
                <text:p>-63</text:p>
              </table:table-cell>
              <table:table-cell office:value-type="float" office:value="-75.1045272925922">
                <text:p>-75.10452729259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69.0522636462961">
                <text:p>-69.0522636462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026131823148">
                <text:p>-72.026131823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3.513065911574">
                <text:p>-73.513065911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0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-74.256532955787">
                <text:p>-74.2565329557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69.1282664778935">
                <text:p>-69.12826647789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6">
                <text:p>-76</text:p>
              </table:table-cell>
              <table:table-cell office:value-type="float" office:value="-72">
                <text:p>-72</text:p>
              </table:table-cell>
              <table:table-cell office:value-type="float" office:value="-72.0641332389468">
                <text:p>-72.06413323894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2.0320666194734">
                <text:p>-72.03206661947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3.5160333097367">
                <text:p>-73.5160333097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74">
                <text:p>-74</text:p>
              </table:table-cell>
              <table:table-cell office:value-type="float" office:value="-76">
                <text:p>-76</text:p>
              </table:table-cell>
              <table:table-cell office:value-type="float" office:value="-74.2580166548683">
                <text:p>-74.25801665486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1290083274342">
                <text:p>-75.12900832743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4">
                <text:p>-64</text:p>
              </table:table-cell>
              <table:table-cell office:value-type="float" office:value="-76">
                <text:p>-76</text:p>
              </table:table-cell>
              <table:table-cell office:value-type="float" office:value="-75.0645041637171">
                <text:p>-75.06450416371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9">
                <text:p>-49</text:p>
              </table:table-cell>
              <table:table-cell office:value-type="float" office:value="-61">
                <text:p>-61</text:p>
              </table:table-cell>
              <table:table-cell office:value-type="float" office:value="-75.5322520818585">
                <text:p>-75.5322520818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68.2661260409293">
                <text:p>-68.26612604092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2">
                <text:p>-62</text:p>
              </table:table-cell>
              <table:table-cell office:value-type="float" office:value="-75">
                <text:p>-75</text:p>
              </table:table-cell>
              <table:table-cell office:value-type="float" office:value="-71.6330630204646">
                <text:p>-71.63306302046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2">
                <text:p>-72</text:p>
              </table:table-cell>
              <table:table-cell office:value-type="float" office:value="-75">
                <text:p>-75</text:p>
              </table:table-cell>
              <table:table-cell office:value-type="float" office:value="-73.3165315102323">
                <text:p>-73.3165315102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1582657551162">
                <text:p>-74.15826575511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4.5791328775581">
                <text:p>-74.5791328775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4.7895664387791">
                <text:p>-74.7895664387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5">
                <text:p>-75</text:p>
              </table:table-cell>
              <table:table-cell office:value-type="float" office:value="-63">
                <text:p>-63</text:p>
              </table:table-cell>
              <table:table-cell office:value-type="float" office:value="-74.8947832193895">
                <text:p>-74.8947832193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2">
                <text:p>-52</text:p>
              </table:table-cell>
              <table:table-cell office:value-type="float" office:value="-75">
                <text:p>-75</text:p>
              </table:table-cell>
              <table:table-cell office:value-type="float" office:value="-68.9473916096948">
                <text:p>-68.94739160969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5">
                <text:p>-75</text:p>
              </table:table-cell>
              <table:table-cell office:value-type="float" office:value="-62">
                <text:p>-62</text:p>
              </table:table-cell>
              <table:table-cell office:value-type="float" office:value="-71.9736958048474">
                <text:p>-71.97369580484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61">
                <text:p>-61</text:p>
              </table:table-cell>
              <table:table-cell office:value-type="float" office:value="-75">
                <text:p>-75</text:p>
              </table:table-cell>
              <table:table-cell office:value-type="float" office:value="-66.9868479024237">
                <text:p>-66.9868479024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0.9934239512118">
                <text:p>-70.99342395121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2.9967119756059">
                <text:p>-72.99671197560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4">
                <text:p>-64</text:p>
              </table:table-cell>
              <table:table-cell office:value-type="float" office:value="-76">
                <text:p>-76</text:p>
              </table:table-cell>
              <table:table-cell office:value-type="float" office:value="-74.498355987803">
                <text:p>-74.49835598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4">
                <text:p>-64</text:p>
              </table:table-cell>
              <table:table-cell office:value-type="float" office:value="-67">
                <text:p>-67</text:p>
              </table:table-cell>
              <table:table-cell office:value-type="float" office:value="-75.2491779939015">
                <text:p>-75.24917799390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1.1245889969507">
                <text:p>-71.1245889969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71">
                <text:p>-71</text:p>
              </table:table-cell>
              <table:table-cell office:value-type="float" office:value="-76">
                <text:p>-76</text:p>
              </table:table-cell>
              <table:table-cell office:value-type="float" office:value="-73.5622944984754">
                <text:p>-73.56229449847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4.7811472492377">
                <text:p>-74.78114724923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3">
                <text:p>-63</text:p>
              </table:table-cell>
              <table:table-cell office:value-type="float" office:value="-75">
                <text:p>-75</text:p>
              </table:table-cell>
              <table:table-cell office:value-type="float" office:value="-75.3905736246188">
                <text:p>-75.3905736246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75.1952868123094">
                <text:p>-75.19528681230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5.0976434061547">
                <text:p>-75.09764340615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0488217030774">
                <text:p>-75.04882170307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76">
                <text:p>-76</text:p>
              </table:table-cell>
              <table:table-cell office:value-type="float" office:value="-76">
                <text:p>-76</text:p>
              </table:table-cell>
              <table:table-cell office:value-type="float" office:value="-75.5244108515387">
                <text:p>-75.5244108515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1">
                <text:p>-61</text:p>
              </table:table-cell>
              <table:table-cell office:value-type="float" office:value="-64">
                <text:p>-64</text:p>
              </table:table-cell>
              <table:table-cell office:value-type="float" office:value="-75.7622054257693">
                <text:p>-75.76220542576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69.8811027128847">
                <text:p>-69.8811027128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9">
                <text:p>-49</text:p>
              </table:table-cell>
              <table:table-cell office:value-type="float" office:value="-63">
                <text:p>-63</text:p>
              </table:table-cell>
              <table:table-cell office:value-type="float" office:value="-73.4405513564423">
                <text:p>-73.44055135644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5">
                <text:p>-65</text:p>
              </table:table-cell>
              <table:table-cell office:value-type="float" office:value="-76">
                <text:p>-76</text:p>
              </table:table-cell>
              <table:table-cell office:value-type="float" office:value="-68.2202756782212">
                <text:p>-68.2202756782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